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neva" svg:font-family="Genev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5" style:family="table">
      <style:table-properties style:width="2.2042in" fo:margin-left="5.2014in" table:align="left"/>
    </style:style>
    <style:style style:name="Table15.A" style:family="table-column">
      <style:table-column-properties style:column-width="0.4069in"/>
    </style:style>
    <style:style style:name="Table15.B" style:family="table-column">
      <style:table-column-properties style:column-width="0.7576in"/>
    </style:style>
    <style:style style:name="Table15.C" style:family="table-column">
      <style:table-column-properties style:column-width="0.4361in"/>
    </style:style>
    <style:style style:name="Table15.D" style:family="table-column">
      <style:table-column-properties style:column-width="0.6035in"/>
    </style:style>
    <style:style style:name="Table15.1" style:family="table-row">
      <style:table-row-properties style:min-row-height="0.1896in"/>
    </style:style>
    <style:style style:name="Table15.A1" style:family="table-cell">
      <style:table-cell-properties fo:padding="0.0382in" fo:border="none"/>
    </style:style>
    <style:style style:name="Table6" style:family="table">
      <style:table-properties style:width="7.4056in" fo:margin-left="0in" table:align="left"/>
    </style:style>
    <style:style style:name="Table6.A" style:family="table-column">
      <style:table-column-properties style:column-width="2.7465in"/>
    </style:style>
    <style:style style:name="Table6.B" style:family="table-column">
      <style:table-column-properties style:column-width="0.625in"/>
    </style:style>
    <style:style style:name="Table6.C" style:family="table-column">
      <style:table-column-properties style:column-width="4.034in"/>
    </style:style>
    <style:style style:name="Table6.A1" style:family="table-cell">
      <style:table-cell-properties fo:padding="0.0382in" fo:border="none"/>
    </style:style>
    <style:style style:name="Table7" style:family="table">
      <style:table-properties style:width="2.6701in" table:align="margins"/>
    </style:style>
    <style:style style:name="Table7.A" style:family="table-column">
      <style:table-column-properties style:column-width="2.6701in" style:rel-column-width="65535*"/>
    </style:style>
    <style:style style:name="Table7.A1" style:family="table-cell">
      <style:table-cell-properties fo:padding="0.0382in" fo:border="0.05pt solid #000000"/>
    </style:style>
    <style:style style:name="Table8" style:family="table">
      <style:table-properties style:width="2.5938in" table:align="margins"/>
    </style:style>
    <style:style style:name="Table8.A" style:family="table-column">
      <style:table-column-properties style:column-width="2.5938in" style:rel-column-width="65535*"/>
    </style:style>
    <style:style style:name="Table8.A1" style:family="table-cell">
      <style:table-cell-properties fo:padding="0.0382in" fo:border="none"/>
    </style:style>
    <style:style style:name="Table9" style:family="table">
      <style:table-properties style:width="3.9576in" table:align="margins"/>
    </style:style>
    <style:style style:name="Table9.A" style:family="table-column">
      <style:table-column-properties style:column-width="3.9576in" style:rel-column-width="65535*"/>
    </style:style>
    <style:style style:name="Table9.A1" style:family="table-cell">
      <style:table-cell-properties fo:padding="0.0382in" fo:border="0.05pt solid #000000"/>
    </style:style>
    <style:style style:name="Table10" style:family="table">
      <style:table-properties style:width="3.8813in" table:align="margins"/>
    </style:style>
    <style:style style:name="Table10.A" style:family="table-column">
      <style:table-column-properties style:column-width="1.3174in" style:rel-column-width="22243*"/>
    </style:style>
    <style:style style:name="Table10.B" style:family="table-column">
      <style:table-column-properties style:column-width="2.5639in" style:rel-column-width="43292*"/>
    </style:style>
    <style:style style:name="Table10.A1" style:family="table-cell">
      <style:table-cell-properties fo:padding="0.0382in" fo:border="none"/>
    </style:style>
    <style:style style:name="Table7" style:family="table">
      <style:table-properties style:width="2.6701in" table:align="margins"/>
    </style:style>
    <style:style style:name="Table7.A" style:family="table-column">
      <style:table-column-properties style:column-width="2.6701in" style:rel-column-width="65535*"/>
    </style:style>
    <style:style style:name="Table7.A1" style:family="table-cell">
      <style:table-cell-properties fo:padding="0.0382in" fo:border="0.05pt solid #000000"/>
    </style:style>
    <style:style style:name="Table8" style:family="table">
      <style:table-properties style:width="2.5938in" table:align="margins"/>
    </style:style>
    <style:style style:name="Table8.A" style:family="table-column">
      <style:table-column-properties style:column-width="2.5938in" style:rel-column-width="65535*"/>
    </style:style>
    <style:style style:name="Table8.A1" style:family="table-cell">
      <style:table-cell-properties fo:padding="0.0382in" fo:border="none"/>
    </style:style>
    <style:style style:name="Table8" style:family="table">
      <style:table-properties style:width="2.5938in" table:align="margins"/>
    </style:style>
    <style:style style:name="Table8.A" style:family="table-column">
      <style:table-column-properties style:column-width="2.5938in" style:rel-column-width="65535*"/>
    </style:style>
    <style:style style:name="Table8.A1" style:family="table-cell">
      <style:table-cell-properties fo:padding="0.0382in" fo:border="none"/>
    </style:style>
    <style:style style:name="Table9" style:family="table">
      <style:table-properties style:width="3.9576in" table:align="margins"/>
    </style:style>
    <style:style style:name="Table9.A" style:family="table-column">
      <style:table-column-properties style:column-width="3.9576in" style:rel-column-width="65535*"/>
    </style:style>
    <style:style style:name="Table9.A1" style:family="table-cell">
      <style:table-cell-properties fo:padding="0.0382in" fo:border="0.05pt solid #000000"/>
    </style:style>
    <style:style style:name="Table10" style:family="table">
      <style:table-properties style:width="3.8813in" table:align="margins"/>
    </style:style>
    <style:style style:name="Table10.A" style:family="table-column">
      <style:table-column-properties style:column-width="1.3174in" style:rel-column-width="22243*"/>
    </style:style>
    <style:style style:name="Table10.B" style:family="table-column">
      <style:table-column-properties style:column-width="2.5639in" style:rel-column-width="43292*"/>
    </style:style>
    <style:style style:name="Table10.A1" style:family="table-cell">
      <style:table-cell-properties fo:padding="0.0382in" fo:border="none"/>
    </style:style>
    <style:style style:name="Table10" style:family="table">
      <style:table-properties style:width="3.8813in" table:align="margins"/>
    </style:style>
    <style:style style:name="Table10.A" style:family="table-column">
      <style:table-column-properties style:column-width="1.3174in" style:rel-column-width="22243*"/>
    </style:style>
    <style:style style:name="Table10.B" style:family="table-column">
      <style:table-column-properties style:column-width="2.5639in" style:rel-column-width="43292*"/>
    </style:style>
    <style:style style:name="Table10.A1" style:family="table-cell">
      <style:table-cell-properties fo:padding="0.0382in" fo:border="none"/>
    </style:style>
    <style:style style:name="Table2" style:family="table">
      <style:table-properties style:width="7.4056in" fo:margin-left="0in" table:align="left"/>
    </style:style>
    <style:style style:name="Table2.A" style:family="table-column">
      <style:table-column-properties style:column-width="2.7465in"/>
    </style:style>
    <style:style style:name="Table2.B" style:family="table-column">
      <style:table-column-properties style:column-width="0.625in"/>
    </style:style>
    <style:style style:name="Table2.C" style:family="table-column">
      <style:table-column-properties style:column-width="4.034in"/>
    </style:style>
    <style:style style:name="Table2.A1" style:family="table-cell">
      <style:table-cell-properties fo:padding="0.0382in" fo:border="none"/>
    </style:style>
    <style:style style:name="Table3" style:family="table">
      <style:table-properties style:width="2.6701in" table:align="margins"/>
    </style:style>
    <style:style style:name="Table3.A" style:family="table-column">
      <style:table-column-properties style:column-width="2.6701in" style:rel-column-width="65535*"/>
    </style:style>
    <style:style style:name="Table3.A1" style:family="table-cell">
      <style:table-cell-properties fo:padding="0.0382in" fo:border="0.05pt solid #000000"/>
    </style:style>
    <style:style style:name="Table11" style:family="table">
      <style:table-properties style:width="2.5938in" table:align="margins"/>
    </style:style>
    <style:style style:name="Table11.A" style:family="table-column">
      <style:table-column-properties style:column-width="2.5938in" style:rel-column-width="65535*"/>
    </style:style>
    <style:style style:name="Table11.A1" style:family="table-cell">
      <style:table-cell-properties fo:padding="0.0382in" fo:border="none"/>
    </style:style>
    <style:style style:name="Table12" style:family="table">
      <style:table-properties style:width="3.9576in" table:align="margins"/>
    </style:style>
    <style:style style:name="Table12.A" style:family="table-column">
      <style:table-column-properties style:column-width="3.9576in" style:rel-column-width="65535*"/>
    </style:style>
    <style:style style:name="Table12.A1" style:family="table-cell">
      <style:table-cell-properties fo:padding="0.0382in" fo:border="0.05pt solid #000000"/>
    </style:style>
    <style:style style:name="Table13" style:family="table">
      <style:table-properties style:width="3.8813in" table:align="margins"/>
    </style:style>
    <style:style style:name="Table13.A" style:family="table-column">
      <style:table-column-properties style:column-width="1.3174in" style:rel-column-width="22243*"/>
    </style:style>
    <style:style style:name="Table13.B" style:family="table-column">
      <style:table-column-properties style:column-width="2.5639in" style:rel-column-width="43292*"/>
    </style:style>
    <style:style style:name="Table13.A1" style:family="table-cell">
      <style:table-cell-properties fo:padding="0.0382in" fo:border="none"/>
    </style:style>
    <style:style style:name="Table3" style:family="table">
      <style:table-properties style:width="2.6701in" table:align="margins"/>
    </style:style>
    <style:style style:name="Table3.A" style:family="table-column">
      <style:table-column-properties style:column-width="2.6701in" style:rel-column-width="65535*"/>
    </style:style>
    <style:style style:name="Table3.A1" style:family="table-cell">
      <style:table-cell-properties fo:padding="0.0382in" fo:border="0.05pt solid #000000"/>
    </style:style>
    <style:style style:name="Table11" style:family="table">
      <style:table-properties style:width="2.5938in" table:align="margins"/>
    </style:style>
    <style:style style:name="Table11.A" style:family="table-column">
      <style:table-column-properties style:column-width="2.5938in" style:rel-column-width="65535*"/>
    </style:style>
    <style:style style:name="Table11.A1" style:family="table-cell">
      <style:table-cell-properties fo:padding="0.0382in" fo:border="none"/>
    </style:style>
    <style:style style:name="Table11" style:family="table">
      <style:table-properties style:width="2.5938in" table:align="margins"/>
    </style:style>
    <style:style style:name="Table11.A" style:family="table-column">
      <style:table-column-properties style:column-width="2.5938in" style:rel-column-width="65535*"/>
    </style:style>
    <style:style style:name="Table11.A1" style:family="table-cell">
      <style:table-cell-properties fo:padding="0.0382in" fo:border="none"/>
    </style:style>
    <style:style style:name="Table12" style:family="table">
      <style:table-properties style:width="3.9576in" table:align="margins"/>
    </style:style>
    <style:style style:name="Table12.A" style:family="table-column">
      <style:table-column-properties style:column-width="3.9576in" style:rel-column-width="65535*"/>
    </style:style>
    <style:style style:name="Table12.A1" style:family="table-cell">
      <style:table-cell-properties fo:padding="0.0382in" fo:border="0.05pt solid #000000"/>
    </style:style>
    <style:style style:name="Table13" style:family="table">
      <style:table-properties style:width="3.8813in" table:align="margins"/>
    </style:style>
    <style:style style:name="Table13.A" style:family="table-column">
      <style:table-column-properties style:column-width="1.3174in" style:rel-column-width="22243*"/>
    </style:style>
    <style:style style:name="Table13.B" style:family="table-column">
      <style:table-column-properties style:column-width="2.5639in" style:rel-column-width="43292*"/>
    </style:style>
    <style:style style:name="Table13.A1" style:family="table-cell">
      <style:table-cell-properties fo:padding="0.0382in" fo:border="none"/>
    </style:style>
    <style:style style:name="Table13" style:family="table">
      <style:table-properties style:width="3.8813in" table:align="margins"/>
    </style:style>
    <style:style style:name="Table13.A" style:family="table-column">
      <style:table-column-properties style:column-width="1.3174in" style:rel-column-width="22243*"/>
    </style:style>
    <style:style style:name="Table13.B" style:family="table-column">
      <style:table-column-properties style:column-width="2.5639in" style:rel-column-width="43292*"/>
    </style:style>
    <style:style style:name="Table13.A1" style:family="table-cell">
      <style:table-cell-properties fo:padding="0.0382in" fo:border="none"/>
    </style:style>
    <style:style style:name="Table4" style:family="table">
      <style:table-properties style:width="7.4014in" table:align="margins"/>
    </style:style>
    <style:style style:name="Table4.A" style:family="table-column">
      <style:table-column-properties style:column-width="7.4014in" style:rel-column-width="65535*"/>
    </style:style>
    <style:style style:name="Table4.A1" style:family="table-cell">
      <style:table-cell-properties fo:padding="0.0382in" fo:border="none"/>
    </style:style>
    <style:style style:name="Table1" style:family="table">
      <style:table-properties style:width="7.3299in" fo:margin-left="0in" table:align="left"/>
    </style:style>
    <style:style style:name="Table1.A" style:family="table-column">
      <style:table-column-properties style:column-width="0.3785in"/>
    </style:style>
    <style:style style:name="Table1.B" style:family="table-column">
      <style:table-column-properties style:column-width="0.8715in"/>
    </style:style>
    <style:style style:name="Table1.C" style:family="table-column">
      <style:table-column-properties style:column-width="1.184in"/>
    </style:style>
    <style:style style:name="Table1.D" style:family="table-column">
      <style:table-column-properties style:column-width="0.8771in"/>
    </style:style>
    <style:style style:name="Table1.E" style:family="table-column">
      <style:table-column-properties style:column-width="0.4389in"/>
    </style:style>
    <style:style style:name="Table1.G" style:family="table-column">
      <style:table-column-properties style:column-width="0.6903in"/>
    </style:style>
    <style:style style:name="Table1.H" style:family="table-column">
      <style:table-column-properties style:column-width="0.6799in"/>
    </style:style>
    <style:style style:name="Table1.J" style:family="table-column">
      <style:table-column-properties style:column-width="0.8938in"/>
    </style:style>
    <style:style style:name="Table1.A1" style:family="table-cell">
      <style:table-cell-properties fo:padding="0.0382in" fo:border="none"/>
    </style:style>
    <style:style style:name="Table1.9" style:family="table-row">
      <style:table-row-properties style:min-row-height="1.5813in"/>
    </style:style>
    <style:style style:name="Table5" style:family="table">
      <style:table-properties style:width="7.2535in" table:align="margins"/>
    </style:style>
    <style:style style:name="Table5.A" style:family="table-column">
      <style:table-column-properties style:column-width="2.8764in" style:rel-column-width="25988*"/>
    </style:style>
    <style:style style:name="Table5.B" style:family="table-column">
      <style:table-column-properties style:column-width="0.1257in" style:rel-column-width="1135*"/>
    </style:style>
    <style:style style:name="Table5.C" style:family="table-column">
      <style:table-column-properties style:column-width="2.4375in" style:rel-column-width="22022*"/>
    </style:style>
    <style:style style:name="Table5.D" style:family="table-column">
      <style:table-column-properties style:column-width="1.8139in" style:rel-column-width="16390*"/>
    </style:style>
    <style:style style:name="Table5.A1" style:family="table-cell">
      <style:table-cell-properties fo:padding="0.0382in" fo:border="none"/>
    </style:style>
    <style:style style:name="Table5.2" style:family="table-row">
      <style:table-row-properties style:min-row-height="0.2042in"/>
    </style:style>
    <style:style style:name="Table5.3" style:family="table-row">
      <style:table-row-properties style:min-row-height="0.2722in"/>
    </style:style>
    <style:style style:name="Table5.C3" style:family="table-cell">
      <style:table-cell-properties fo:padding="0.0382in" fo:border-left="none" fo:border-right="none" fo:border-top="none" fo:border-bottom="0.05pt solid #000000"/>
    </style:style>
    <style:style style:name="Table5.C6" style:family="table-cell">
      <style:table-cell-properties fo:padding="0.0382in" fo:border-left="none" fo:border-right="none" fo:border-top="0.05pt solid #000000" fo:border-bottom="0.05pt solid #000000"/>
    </style:style>
    <style:style style:name="Table16" style:family="table">
      <style:table-properties style:width="2.7993in" table:align="margins"/>
    </style:style>
    <style:style style:name="Table16.A" style:family="table-column">
      <style:table-column-properties style:column-width="2.7993in" style:rel-column-width="65535*"/>
    </style:style>
    <style:style style:name="Table16.1" style:family="table-row">
      <style:table-row-properties style:min-row-height="1.1861in"/>
    </style:style>
    <style:style style:name="Table16.A1" style:family="table-cell">
      <style:table-cell-properties fo:padding="0.0382in" fo:border="0.05pt solid #000000"/>
    </style:style>
    <style:style style:name="Table17" style:family="table">
      <style:table-properties style:width="2.7993in" table:align="margins"/>
    </style:style>
    <style:style style:name="Table17.A" style:family="table-column">
      <style:table-column-properties style:column-width="2.7993in" style:rel-column-width="65535*"/>
    </style:style>
    <style:style style:name="Table17.1" style:family="table-row">
      <style:table-row-properties style:min-row-height="0.7535in"/>
    </style:style>
    <style:style style:name="Table17.A1" style:family="table-cell">
      <style:table-cell-properties fo:padding="0.0382in" fo:border="none"/>
    </style:style>
    <style:style style:name="Table1" style:family="table">
      <style:table-properties style:width="7.3299in" fo:margin-left="0in" table:align="left"/>
    </style:style>
    <style:style style:name="Table1.A" style:family="table-column">
      <style:table-column-properties style:column-width="0.3785in"/>
    </style:style>
    <style:style style:name="Table1.B" style:family="table-column">
      <style:table-column-properties style:column-width="0.8715in"/>
    </style:style>
    <style:style style:name="Table1.C" style:family="table-column">
      <style:table-column-properties style:column-width="1.184in"/>
    </style:style>
    <style:style style:name="Table1.D" style:family="table-column">
      <style:table-column-properties style:column-width="0.8771in"/>
    </style:style>
    <style:style style:name="Table1.E" style:family="table-column">
      <style:table-column-properties style:column-width="0.4389in"/>
    </style:style>
    <style:style style:name="Table1.G" style:family="table-column">
      <style:table-column-properties style:column-width="0.6903in"/>
    </style:style>
    <style:style style:name="Table1.H" style:family="table-column">
      <style:table-column-properties style:column-width="0.6799in"/>
    </style:style>
    <style:style style:name="Table1.J" style:family="table-column">
      <style:table-column-properties style:column-width="0.8938in"/>
    </style:style>
    <style:style style:name="Table1.A1" style:family="table-cell">
      <style:table-cell-properties fo:padding="0.0382in" fo:border="none"/>
    </style:style>
    <style:style style:name="Table1.9" style:family="table-row">
      <style:table-row-properties style:min-row-height="1.5813in"/>
    </style:style>
    <style:style style:name="Table5" style:family="table">
      <style:table-properties style:width="7.2535in" table:align="margins"/>
    </style:style>
    <style:style style:name="Table5.A" style:family="table-column">
      <style:table-column-properties style:column-width="2.8764in" style:rel-column-width="25988*"/>
    </style:style>
    <style:style style:name="Table5.B" style:family="table-column">
      <style:table-column-properties style:column-width="0.1257in" style:rel-column-width="1135*"/>
    </style:style>
    <style:style style:name="Table5.C" style:family="table-column">
      <style:table-column-properties style:column-width="2.4375in" style:rel-column-width="22022*"/>
    </style:style>
    <style:style style:name="Table5.D" style:family="table-column">
      <style:table-column-properties style:column-width="1.8139in" style:rel-column-width="16390*"/>
    </style:style>
    <style:style style:name="Table5.A1" style:family="table-cell">
      <style:table-cell-properties fo:padding="0.0382in" fo:border="none"/>
    </style:style>
    <style:style style:name="Table5.2" style:family="table-row">
      <style:table-row-properties style:min-row-height="0.2042in"/>
    </style:style>
    <style:style style:name="Table5.3" style:family="table-row">
      <style:table-row-properties style:min-row-height="0.2722in"/>
    </style:style>
    <style:style style:name="Table5.C3" style:family="table-cell">
      <style:table-cell-properties fo:padding="0.0382in" fo:border-left="none" fo:border-right="none" fo:border-top="none" fo:border-bottom="0.05pt solid #000000"/>
    </style:style>
    <style:style style:name="Table5.C6" style:family="table-cell">
      <style:table-cell-properties fo:padding="0.0382in" fo:border-left="none" fo:border-right="none" fo:border-top="0.05pt solid #000000" fo:border-bottom="0.05pt solid #000000"/>
    </style:style>
    <style:style style:name="Table16" style:family="table">
      <style:table-properties style:width="2.7993in" table:align="margins"/>
    </style:style>
    <style:style style:name="Table16.A" style:family="table-column">
      <style:table-column-properties style:column-width="2.7993in" style:rel-column-width="65535*"/>
    </style:style>
    <style:style style:name="Table16.1" style:family="table-row">
      <style:table-row-properties style:min-row-height="1.1861in"/>
    </style:style>
    <style:style style:name="Table16.A1" style:family="table-cell">
      <style:table-cell-properties fo:padding="0.0382in" fo:border="0.05pt solid #000000"/>
    </style:style>
    <style:style style:name="Table17" style:family="table">
      <style:table-properties style:width="2.7993in" table:align="margins"/>
    </style:style>
    <style:style style:name="Table17.A" style:family="table-column">
      <style:table-column-properties style:column-width="2.7993in" style:rel-column-width="65535*"/>
    </style:style>
    <style:style style:name="Table17.1" style:family="table-row">
      <style:table-row-properties style:min-row-height="0.7535in"/>
    </style:style>
    <style:style style:name="Table17.A1" style:family="table-cell">
      <style:table-cell-properties fo:padding="0.0382in" fo:border="none"/>
    </style:style>
    <style:style style:name="Table5" style:family="table">
      <style:table-properties style:width="7.2535in" table:align="margins"/>
    </style:style>
    <style:style style:name="Table5.A" style:family="table-column">
      <style:table-column-properties style:column-width="2.8764in" style:rel-column-width="25988*"/>
    </style:style>
    <style:style style:name="Table5.B" style:family="table-column">
      <style:table-column-properties style:column-width="0.1257in" style:rel-column-width="1135*"/>
    </style:style>
    <style:style style:name="Table5.C" style:family="table-column">
      <style:table-column-properties style:column-width="2.4375in" style:rel-column-width="22022*"/>
    </style:style>
    <style:style style:name="Table5.D" style:family="table-column">
      <style:table-column-properties style:column-width="1.8139in" style:rel-column-width="16390*"/>
    </style:style>
    <style:style style:name="Table5.A1" style:family="table-cell">
      <style:table-cell-properties fo:padding="0.0382in" fo:border="none"/>
    </style:style>
    <style:style style:name="Table5.2" style:family="table-row">
      <style:table-row-properties style:min-row-height="0.2042in"/>
    </style:style>
    <style:style style:name="Table5.3" style:family="table-row">
      <style:table-row-properties style:min-row-height="0.2722in"/>
    </style:style>
    <style:style style:name="Table5.C3" style:family="table-cell">
      <style:table-cell-properties fo:padding="0.0382in" fo:border-left="none" fo:border-right="none" fo:border-top="none" fo:border-bottom="0.05pt solid #000000"/>
    </style:style>
    <style:style style:name="Table5.C6" style:family="table-cell">
      <style:table-cell-properties fo:padding="0.0382in" fo:border-left="none" fo:border-right="none" fo:border-top="0.05pt solid #000000" fo:border-bottom="0.05pt solid #000000"/>
    </style:style>
    <style:style style:name="Table16" style:family="table">
      <style:table-properties style:width="2.7993in" table:align="margins"/>
    </style:style>
    <style:style style:name="Table16.A" style:family="table-column">
      <style:table-column-properties style:column-width="2.7993in" style:rel-column-width="65535*"/>
    </style:style>
    <style:style style:name="Table16.1" style:family="table-row">
      <style:table-row-properties style:min-row-height="1.1861in"/>
    </style:style>
    <style:style style:name="Table16.A1" style:family="table-cell">
      <style:table-cell-properties fo:padding="0.0382in" fo:border="0.05pt solid #000000"/>
    </style:style>
    <style:style style:name="Table17" style:family="table">
      <style:table-properties style:width="2.7993in" table:align="margins"/>
    </style:style>
    <style:style style:name="Table17.A" style:family="table-column">
      <style:table-column-properties style:column-width="2.7993in" style:rel-column-width="65535*"/>
    </style:style>
    <style:style style:name="Table17.1" style:family="table-row">
      <style:table-row-properties style:min-row-height="0.7535in"/>
    </style:style>
    <style:style style:name="Table17.A1" style:family="table-cell">
      <style:table-cell-properties fo:padding="0.0382in" fo:border="none"/>
    </style:style>
    <style:style style:name="Table16" style:family="table">
      <style:table-properties style:width="2.7993in" table:align="margins"/>
    </style:style>
    <style:style style:name="Table16.A" style:family="table-column">
      <style:table-column-properties style:column-width="2.7993in" style:rel-column-width="65535*"/>
    </style:style>
    <style:style style:name="Table16.1" style:family="table-row">
      <style:table-row-properties style:min-row-height="1.1861in"/>
    </style:style>
    <style:style style:name="Table16.A1" style:family="table-cell">
      <style:table-cell-properties fo:padding="0.0382in" fo:border="0.05pt solid #000000"/>
    </style:style>
    <style:style style:name="Table17" style:family="table">
      <style:table-properties style:width="2.7993in" table:align="margins"/>
    </style:style>
    <style:style style:name="Table17.A" style:family="table-column">
      <style:table-column-properties style:column-width="2.7993in" style:rel-column-width="65535*"/>
    </style:style>
    <style:style style:name="Table17.1" style:family="table-row">
      <style:table-row-properties style:min-row-height="0.7535in"/>
    </style:style>
    <style:style style:name="Table17.A1" style:family="table-cell">
      <style:table-cell-properties fo:padding="0.0382in" fo:border="none"/>
    </style:style>
    <style:style style:name="Table14" style:family="table">
      <style:table-properties style:width="7.4014in" table:align="margins"/>
    </style:style>
    <style:style style:name="Table14.A" style:family="table-column">
      <style:table-column-properties style:column-width="1.85in" style:rel-column-width="16383*"/>
    </style:style>
    <style:style style:name="Table14.D" style:family="table-column">
      <style:table-column-properties style:column-width="1.8507in" style:rel-column-width="16386*"/>
    </style:style>
    <style:style style:name="Table14.A1" style:family="table-cell">
      <style:table-cell-properties fo:padding="0.0382in" fo:border="none"/>
    </style:style>
    <style:style style:name="Table18" style:family="table">
      <style:table-properties style:width="1.3118in" fo:margin-left="0.2507in" table:align="left"/>
    </style:style>
    <style:style style:name="Table18.A" style:family="table-column">
      <style:table-column-properties style:column-width="1.3118in"/>
    </style:style>
    <style:style style:name="Table18.A1" style:family="table-cell">
      <style:table-cell-properties fo:padding="0.0382in" fo:border-left="none" fo:border-right="none" fo:border-top="none" fo:border-bottom="0.05pt solid #000000"/>
    </style:style>
    <style:style style:name="Table18.A2" style:family="table-cell">
      <style:table-cell-properties fo:padding="0.0382in" fo:border="none"/>
    </style:style>
    <style:style style:name="Table19" style:family="table">
      <style:table-properties style:width="1.3097in" fo:margin-left="0.1597in" table:align="left"/>
    </style:style>
    <style:style style:name="Table19.A" style:family="table-column">
      <style:table-column-properties style:column-width="1.3097in"/>
    </style:style>
    <style:style style:name="Table19.A1" style:family="table-cell">
      <style:table-cell-properties fo:padding="0.0382in" fo:border-left="none" fo:border-right="none" fo:border-top="none" fo:border-bottom="0.05pt solid #000000"/>
    </style:style>
    <style:style style:name="Table19.A2" style:family="table-cell">
      <style:table-cell-properties fo:padding="0.0382in" fo:border="none"/>
    </style:style>
    <style:style style:name="Table20" style:family="table">
      <style:table-properties style:width="1.3146in" fo:margin-left="0.2299in" fo:margin-right="0.2299in" table:align="margins"/>
    </style:style>
    <style:style style:name="Table20.A" style:family="table-column">
      <style:table-column-properties style:column-width="1.3146in" style:rel-column-width="65535*"/>
    </style:style>
    <style:style style:name="Table20.A1" style:family="table-cell">
      <style:table-cell-properties fo:padding="0.0382in" fo:border-left="none" fo:border-right="none" fo:border-top="none" fo:border-bottom="0.05pt solid #000000"/>
    </style:style>
    <style:style style:name="Table20.A2" style:family="table-cell">
      <style:table-cell-properties fo:padding="0.0382in" fo:border="none"/>
    </style:style>
    <style:style style:name="Table21" style:family="table">
      <style:table-properties style:width="1.3146in" fo:margin-left="0.2299in" fo:margin-right="0.2299in" table:align="margins"/>
    </style:style>
    <style:style style:name="Table21.A" style:family="table-column">
      <style:table-column-properties style:column-width="1.3146in" style:rel-column-width="65535*"/>
    </style:style>
    <style:style style:name="Table21.A1" style:family="table-cell">
      <style:table-cell-properties fo:padding="0.0382in" fo:border-left="none" fo:border-right="none" fo:border-top="none" fo:border-bottom="0.05pt solid #000000"/>
    </style:style>
    <style:style style:name="Table21.A2" style:family="table-cell">
      <style:table-cell-properties fo:padding="0.0382in" fo:border="none"/>
    </style:style>
    <style:style style:name="Table18" style:family="table">
      <style:table-properties style:width="1.3118in" fo:margin-left="0.2507in" table:align="left"/>
    </style:style>
    <style:style style:name="Table18.A" style:family="table-column">
      <style:table-column-properties style:column-width="1.3118in"/>
    </style:style>
    <style:style style:name="Table18.A1" style:family="table-cell">
      <style:table-cell-properties fo:padding="0.0382in" fo:border-left="none" fo:border-right="none" fo:border-top="none" fo:border-bottom="0.05pt solid #000000"/>
    </style:style>
    <style:style style:name="Table18.A2" style:family="table-cell">
      <style:table-cell-properties fo:padding="0.0382in" fo:border="none"/>
    </style:style>
    <style:style style:name="Table19" style:family="table">
      <style:table-properties style:width="1.3097in" fo:margin-left="0.1597in" table:align="left"/>
    </style:style>
    <style:style style:name="Table19.A" style:family="table-column">
      <style:table-column-properties style:column-width="1.3097in"/>
    </style:style>
    <style:style style:name="Table19.A1" style:family="table-cell">
      <style:table-cell-properties fo:padding="0.0382in" fo:border-left="none" fo:border-right="none" fo:border-top="none" fo:border-bottom="0.05pt solid #000000"/>
    </style:style>
    <style:style style:name="Table19.A2" style:family="table-cell">
      <style:table-cell-properties fo:padding="0.0382in" fo:border="none"/>
    </style:style>
    <style:style style:name="Table20" style:family="table">
      <style:table-properties style:width="1.3146in" fo:margin-left="0.2299in" fo:margin-right="0.2299in" table:align="margins"/>
    </style:style>
    <style:style style:name="Table20.A" style:family="table-column">
      <style:table-column-properties style:column-width="1.3146in" style:rel-column-width="65535*"/>
    </style:style>
    <style:style style:name="Table20.A1" style:family="table-cell">
      <style:table-cell-properties fo:padding="0.0382in" fo:border-left="none" fo:border-right="none" fo:border-top="none" fo:border-bottom="0.05pt solid #000000"/>
    </style:style>
    <style:style style:name="Table20.A2" style:family="table-cell">
      <style:table-cell-properties fo:padding="0.0382in" fo:border="none"/>
    </style:style>
    <style:style style:name="Table21" style:family="table">
      <style:table-properties style:width="1.3146in" fo:margin-left="0.2299in" fo:margin-right="0.2299in" table:align="margins"/>
    </style:style>
    <style:style style:name="Table21.A" style:family="table-column">
      <style:table-column-properties style:column-width="1.3146in" style:rel-column-width="65535*"/>
    </style:style>
    <style:style style:name="Table21.A1" style:family="table-cell">
      <style:table-cell-properties fo:padding="0.0382in" fo:border-left="none" fo:border-right="none" fo:border-top="none" fo:border-bottom="0.05pt solid #000000"/>
    </style:style>
    <style:style style:name="Table21.A2" style:family="table-cell">
      <style:table-cell-properties fo:padding="0.0382in" fo:border="none"/>
    </style:style>
    <style:style style:name="P1" style:family="paragraph" style:parent-style-name="Standard">
      <style:text-properties fo:font-size="4pt" officeooo:paragraph-rsid="0007d180" style:font-size-asian="3.5pt" style:font-size-complex="4pt"/>
    </style:style>
    <style:style style:name="P2" style:family="paragraph" style:parent-style-name="Standard">
      <style:text-properties style:font-name="Times New Roman"/>
    </style:style>
    <style:style style:name="P3" style:family="paragraph" style:parent-style-name="Table_20_Contents">
      <style:paragraph-properties fo:text-align="start" style:justify-single-word="false"/>
      <style:text-properties officeooo:paragraph-rsid="01bea2c6"/>
    </style:style>
    <style:style style:name="P4" style:family="paragraph" style:parent-style-name="Table_20_Contents">
      <style:paragraph-properties fo:text-align="start" style:justify-single-word="false"/>
      <style:text-properties officeooo:paragraph-rsid="01c76b62"/>
    </style:style>
    <style:style style:name="P5" style:family="paragraph" style:parent-style-name="Table_20_Contents">
      <style:paragraph-properties fo:text-align="start" style:justify-single-word="false"/>
      <style:text-properties officeooo:paragraph-rsid="01aa9dc3"/>
    </style:style>
    <style:style style:name="P6" style:family="paragraph" style:parent-style-name="Table_20_Contents">
      <style:paragraph-properties fo:text-align="start" style:justify-single-word="false"/>
      <style:text-properties officeooo:paragraph-rsid="01c293db"/>
    </style:style>
    <style:style style:name="P7" style:family="paragraph" style:parent-style-name="Table_20_Contents">
      <style:paragraph-properties fo:text-align="start" style:justify-single-word="false"/>
      <style:text-properties officeooo:paragraph-rsid="01bf3441"/>
    </style:style>
    <style:style style:name="P8" style:family="paragraph" style:parent-style-name="Table_20_Contents">
      <style:paragraph-properties fo:text-align="start" style:justify-single-word="false"/>
      <style:text-properties fo:font-weight="bold" officeooo:rsid="01a36f51" officeooo:paragraph-rsid="01a49ac0" style:font-weight-asian="bold" style:font-weight-complex="bold"/>
    </style:style>
    <style:style style:name="P9" style:family="paragraph" style:parent-style-name="Table_20_Contents">
      <style:paragraph-properties fo:text-align="start" style:justify-single-word="false"/>
      <style:text-properties fo:font-weight="bold" officeooo:rsid="01a36f51" officeooo:paragraph-rsid="01a8dc18" style:font-weight-asian="bold" style:font-weight-complex="bold"/>
    </style:style>
    <style:style style:name="P10" style:family="paragraph" style:parent-style-name="Table_20_Contents">
      <style:paragraph-properties fo:text-align="start" style:justify-single-word="false"/>
      <style:text-properties fo:font-weight="bold" officeooo:rsid="01a9ef48" officeooo:paragraph-rsid="01a9ef48" style:font-weight-asian="bold" style:font-weight-complex="bold"/>
    </style:style>
    <style:style style:name="P11" style:family="paragraph" style:parent-style-name="Table_20_Contents">
      <style:text-properties style:font-name="Times New Roman"/>
    </style:style>
    <style:style style:name="P12" style:family="paragraph" style:parent-style-name="Table_20_Contents">
      <style:paragraph-properties fo:text-align="start" style:justify-single-word="false"/>
      <style:text-properties style:font-name="Times New Roman" fo:font-size="10pt" fo:font-weight="bold" officeooo:rsid="01a9ef48" officeooo:paragraph-rsid="01c4229d"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style:font-name="Times New Roman" fo:font-size="10pt" fo:font-weight="bold" officeooo:rsid="01a9ef48" officeooo:paragraph-rsid="01c6d817"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style:font-name="Times New Roman" fo:font-size="10pt" fo:font-weight="bold" officeooo:rsid="01a9ef48" officeooo:paragraph-rsid="01c8dc29"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Times New Roman" fo:font-size="10pt" fo:font-weight="bold" officeooo:rsid="01a9ef48" officeooo:paragraph-rsid="01a9ef48"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Times New Roman" fo:font-size="10pt" fo:font-weight="bold" officeooo:rsid="01e9db80" officeooo:paragraph-rsid="01e9db80"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Times New Roman" fo:font-size="10pt" fo:font-weight="bold" officeooo:rsid="01fbeaad" officeooo:paragraph-rsid="01fbeaa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style:font-name="Times New Roman" fo:font-size="10pt" fo:font-weight="bold" officeooo:rsid="01fe6406" officeooo:paragraph-rsid="01fe6406"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style:font-name="Times New Roman" fo:font-size="10pt" fo:font-weight="bold" officeooo:rsid="020c9d59" officeooo:paragraph-rsid="020c9d59"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style:font-name="Times New Roman" fo:font-size="10pt" fo:font-weight="bold" officeooo:rsid="00983b28" officeooo:paragraph-rsid="01aa9dc3" style:font-size-asian="10pt" style:font-weight-asian="bold" style:font-size-complex="10pt" style:font-weight-complex="bold"/>
    </style:style>
    <style:style style:name="P22" style:family="paragraph" style:parent-style-name="Table_20_Contents">
      <style:paragraph-properties fo:text-align="end" style:justify-single-word="false"/>
      <style:text-properties style:font-name="Times New Roman" fo:font-size="10pt" fo:font-weight="bold" officeooo:rsid="0099d1d7" officeooo:paragraph-rsid="0203ec22"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style:font-name="Times New Roman" fo:font-size="10pt" fo:font-weight="bold" officeooo:rsid="01eaaa23" officeooo:paragraph-rsid="01eaaa23" style:font-size-asian="10pt" style:font-weight-asian="bold" style:font-size-complex="10pt" style:font-weight-complex="bold"/>
    </style:style>
    <style:style style:name="P24" style:family="paragraph" style:parent-style-name="Table_20_Contents">
      <style:paragraph-properties fo:text-align="end" style:justify-single-word="false"/>
      <style:text-properties style:font-name="Times New Roman" fo:font-size="10pt" fo:font-weight="bold" officeooo:rsid="02450bc6" style:font-size-asian="10pt" style:font-weight-asian="bold" style:font-size-complex="10pt" style:font-weight-complex="bold"/>
    </style:style>
    <style:style style:name="P25"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26" style:family="paragraph" style:parent-style-name="Table_20_Contents">
      <style:paragraph-properties style:line-height-at-least="0in" fo:text-align="end" style:justify-single-word="false"/>
      <style:text-properties style:font-name="Times New Roman" fo:font-size="10pt" fo:font-weight="bold" officeooo:rsid="0228bae4" officeooo:paragraph-rsid="0224d12a" style:font-size-asian="10pt" style:font-weight-asian="bold" style:font-size-complex="10pt" style:font-weight-complex="bold"/>
    </style:style>
    <style:style style:name="P27" style:family="paragraph" style:parent-style-name="Table_20_Contents">
      <style:text-properties style:font-name="Times New Roman" fo:font-size="10pt" fo:font-weight="bold" officeooo:rsid="02577f71" officeooo:paragraph-rsid="02577f71" style:font-size-asian="10.5pt" style:font-weight-asian="bold" style:font-weight-complex="bold"/>
    </style:style>
    <style:style style:name="P28" style:family="paragraph" style:parent-style-name="Table_20_Contents">
      <style:paragraph-properties fo:text-align="start" style:justify-single-word="false"/>
      <style:text-properties style:font-name="Times New Roman" fo:font-size="10pt" fo:font-weight="normal" officeooo:rsid="01a9ef48" officeooo:paragraph-rsid="01aa9dc3" style:font-size-asian="10pt" style:font-weight-asian="normal" style:font-size-complex="10pt" style:font-weight-complex="normal"/>
    </style:style>
    <style:style style:name="P29" style:family="paragraph" style:parent-style-name="Table_20_Contents">
      <style:paragraph-properties fo:text-align="start" style:justify-single-word="false"/>
      <style:text-properties style:font-name="Times New Roman" fo:font-size="10pt" fo:font-weight="normal" officeooo:rsid="01a9ef48" officeooo:paragraph-rsid="01fb5f93" style:font-size-asian="10pt" style:font-weight-asian="normal" style:font-size-complex="10pt" style:font-weight-complex="normal"/>
    </style:style>
    <style:style style:name="P30" style:family="paragraph" style:parent-style-name="Table_20_Contents">
      <style:paragraph-properties fo:text-align="start" style:justify-single-word="false"/>
      <style:text-properties style:font-name="Times New Roman" fo:font-size="10pt" fo:font-weight="normal" officeooo:rsid="01a9ef48" officeooo:paragraph-rsid="01a9ef48" style:font-size-asian="10pt" style:font-weight-asian="normal" style:font-size-complex="10pt" style:font-weight-complex="normal"/>
    </style:style>
    <style:style style:name="P31" style:family="paragraph" style:parent-style-name="Table_20_Contents">
      <style:paragraph-properties fo:text-align="end" style:justify-single-word="false"/>
      <style:text-properties style:font-name="Times New Roman" fo:font-size="10pt" fo:font-weight="normal" officeooo:rsid="01a9ef48" officeooo:paragraph-rsid="01babece" style:font-size-asian="10pt" style:font-weight-asian="normal" style:font-size-complex="10pt" style:font-weight-complex="normal"/>
    </style:style>
    <style:style style:name="P32" style:family="paragraph" style:parent-style-name="Table_20_Contents">
      <style:paragraph-properties fo:text-align="end" style:justify-single-word="false"/>
      <style:text-properties style:font-name="Times New Roman" fo:font-size="10pt" fo:font-weight="normal" officeooo:rsid="01babece" officeooo:paragraph-rsid="01babece" style:font-size-asian="10pt" style:font-weight-asian="normal" style:font-size-complex="10pt" style:font-weight-complex="normal"/>
    </style:style>
    <style:style style:name="P33" style:family="paragraph" style:parent-style-name="Table_20_Contents">
      <style:paragraph-properties fo:text-align="end" style:justify-single-word="false"/>
      <style:text-properties style:font-name="Times New Roman" fo:font-size="10pt" officeooo:rsid="0099d1d7" officeooo:paragraph-rsid="01ffb440" style:font-size-asian="10pt" style:font-size-complex="10pt"/>
    </style:style>
    <style:style style:name="P34" style:family="paragraph" style:parent-style-name="Table_20_Contents">
      <style:paragraph-properties fo:text-align="end" style:justify-single-word="false"/>
      <style:text-properties style:font-name="Times New Roman" fo:font-size="10pt" officeooo:rsid="0099d1d7" officeooo:paragraph-rsid="01f8f4d3" style:font-size-asian="10pt" style:font-size-complex="10pt"/>
    </style:style>
    <style:style style:name="P35" style:family="paragraph" style:parent-style-name="Table_20_Contents">
      <style:paragraph-properties fo:text-align="end" style:justify-single-word="false"/>
      <style:text-properties style:font-name="Times New Roman" fo:font-size="10pt" officeooo:rsid="0099d1d7" officeooo:paragraph-rsid="021e165b" style:font-size-asian="10pt" style:font-size-complex="10pt"/>
    </style:style>
    <style:style style:name="P36" style:family="paragraph" style:parent-style-name="Table_20_Contents">
      <style:paragraph-properties fo:text-align="start" style:justify-single-word="false"/>
      <style:text-properties style:font-name="Times New Roman" fo:font-size="6pt" officeooo:rsid="00983b28" officeooo:paragraph-rsid="01aa9dc3" style:font-size-asian="6pt" style:font-size-complex="6pt"/>
    </style:style>
    <style:style style:name="P37" style:family="paragraph" style:parent-style-name="Table_20_Contents">
      <style:paragraph-properties fo:text-align="start" style:justify-single-word="false"/>
      <style:text-properties style:font-name="Times New Roman" fo:font-size="6pt" officeooo:rsid="00983b28" officeooo:paragraph-rsid="01c293db" style:font-size-asian="6pt" style:font-size-complex="6pt"/>
    </style:style>
    <style:style style:name="P38" style:family="paragraph" style:parent-style-name="Table_20_Contents">
      <style:paragraph-properties fo:text-align="start" style:justify-single-word="false"/>
      <style:text-properties style:font-name="Times New Roman" fo:font-size="6pt" officeooo:rsid="00983b28" officeooo:paragraph-rsid="01c76b62" style:font-size-asian="6pt" style:font-size-complex="6pt"/>
    </style:style>
    <style:style style:name="P39" style:family="paragraph" style:parent-style-name="Table_20_Contents">
      <style:paragraph-properties fo:text-align="end" style:justify-single-word="false"/>
      <style:text-properties style:font-name="Times New Roman" fo:font-size="6pt" officeooo:rsid="00983b28" officeooo:paragraph-rsid="0203ec22" style:font-size-asian="6pt" style:font-size-complex="6pt"/>
    </style:style>
    <style:style style:name="P40" style:family="paragraph" style:parent-style-name="Table_20_Contents">
      <style:paragraph-properties style:line-height-at-least="0in" fo:text-align="end" style:justify-single-word="false"/>
      <style:text-properties style:font-name="Times New Roman" fo:font-size="6pt" style:font-size-asian="6pt" style:font-size-complex="6pt"/>
    </style:style>
    <style:style style:name="P41" style:family="paragraph" style:parent-style-name="Table_20_Contents">
      <style:paragraph-properties fo:text-align="start" style:justify-single-word="false"/>
      <style:text-properties style:font-name="Times New Roman" fo:font-size="6pt" fo:font-weight="bold" officeooo:rsid="00983b28" officeooo:paragraph-rsid="01c293db" style:font-size-asian="6pt" style:font-weight-asian="bold" style:font-size-complex="6pt" style:font-weight-complex="bold"/>
    </style:style>
    <style:style style:name="P42" style:family="paragraph" style:parent-style-name="Table_20_Contents">
      <style:paragraph-properties fo:text-align="start" style:justify-single-word="false"/>
      <style:text-properties style:font-name="Times New Roman" fo:font-size="6pt" fo:font-weight="bold" officeooo:rsid="00983b28" officeooo:paragraph-rsid="01c76b62" style:font-size-asian="6pt" style:font-weight-asian="bold" style:font-size-complex="6pt" style:font-weight-complex="bold"/>
    </style:style>
    <style:style style:name="P43" style:family="paragraph" style:parent-style-name="Table_20_Contents">
      <style:paragraph-properties fo:text-align="end" style:justify-single-word="false"/>
      <style:text-properties style:font-name="Times New Roman" fo:font-size="6pt" fo:font-weight="bold" officeooo:rsid="00983b28" officeooo:paragraph-rsid="01ffb440" style:font-size-asian="6pt" style:font-weight-asian="bold" style:font-size-complex="6pt" style:font-weight-complex="bold"/>
    </style:style>
    <style:style style:name="P44" style:family="paragraph" style:parent-style-name="Table_20_Contents">
      <style:paragraph-properties fo:text-align="end" style:justify-single-word="false"/>
      <style:text-properties style:font-name="Times New Roman" fo:font-size="6pt" fo:font-weight="bold" officeooo:rsid="00983b28" officeooo:paragraph-rsid="01f8f4d3" style:font-size-asian="6pt" style:font-weight-asian="bold" style:font-size-complex="6pt" style:font-weight-complex="bold"/>
    </style:style>
    <style:style style:name="P45" style:family="paragraph" style:parent-style-name="Table_20_Contents">
      <style:paragraph-properties fo:text-align="end" style:justify-single-word="false"/>
      <style:text-properties style:font-name="Times New Roman" fo:font-size="6pt" fo:font-weight="bold" officeooo:rsid="00983b28" officeooo:paragraph-rsid="021e165b" style:font-size-asian="6pt" style:font-weight-asian="bold" style:font-size-complex="6pt" style:font-weight-complex="bold"/>
    </style:style>
    <style:style style:name="P46" style:family="paragraph" style:parent-style-name="Table_20_Contents">
      <style:paragraph-properties style:line-height-at-least="0in" fo:text-align="center" style:justify-single-word="false"/>
      <style:text-properties style:font-name="Times New Roman" fo:font-size="6pt" fo:font-weight="bold" officeooo:rsid="0228bae4" officeooo:paragraph-rsid="0228bae4" style:font-size-asian="6pt" style:font-weight-asian="bold" style:font-size-complex="6pt" style:font-weight-complex="bold"/>
    </style:style>
    <style:style style:name="P47" style:family="paragraph" style:parent-style-name="Table_20_Contents">
      <style:paragraph-properties fo:text-align="start" style:justify-single-word="false"/>
      <style:text-properties style:font-name="Times New Roman" fo:font-weight="bold" officeooo:rsid="01e8722f" officeooo:paragraph-rsid="01e8722f" style:font-weight-asian="bold" style:font-weight-complex="bold"/>
    </style:style>
    <style:style style:name="P48" style:family="paragraph" style:parent-style-name="Table_20_Contents">
      <style:paragraph-properties fo:text-align="start" style:justify-single-word="false"/>
      <style:text-properties style:font-name="Times New Roman" fo:font-weight="bold" officeooo:rsid="01e8722f" officeooo:paragraph-rsid="01e99bef" style:font-weight-asian="bold" style:font-weight-complex="bold"/>
    </style:style>
    <style:style style:name="P49" style:family="paragraph" style:parent-style-name="Table_20_Contents">
      <style:paragraph-properties fo:text-align="start" style:justify-single-word="false"/>
      <style:text-properties style:font-name="Times New Roman" fo:font-weight="bold" officeooo:rsid="01e8722f" officeooo:paragraph-rsid="0263df23" style:font-weight-asian="bold" style:font-weight-complex="bold"/>
    </style:style>
    <style:style style:name="P50" style:family="paragraph" style:parent-style-name="Table_20_Contents">
      <style:paragraph-properties fo:text-align="start" style:justify-single-word="false"/>
      <style:text-properties style:font-name="Times New Roman" fo:font-weight="bold" officeooo:rsid="01a8dc18" officeooo:paragraph-rsid="01e8722f" style:font-weight-asian="bold" style:font-weight-complex="bold"/>
    </style:style>
    <style:style style:name="P51" style:family="paragraph" style:parent-style-name="Table_20_Contents">
      <style:paragraph-properties fo:text-align="start" style:justify-single-word="false"/>
      <style:text-properties style:font-name="Times New Roman" fo:font-weight="bold" officeooo:rsid="01e99bef" officeooo:paragraph-rsid="01e99bef" style:font-weight-asian="bold" style:font-weight-complex="bold"/>
    </style:style>
    <style:style style:name="P52" style:family="paragraph" style:parent-style-name="Table_20_Contents">
      <style:text-properties style:font-name="Times New Roman" fo:font-weight="bold" officeooo:rsid="01f323d9" officeooo:paragraph-rsid="01f323d9" style:font-weight-asian="bold" style:font-weight-complex="bold"/>
    </style:style>
    <style:style style:name="P53" style:family="paragraph" style:parent-style-name="Table_20_Contents">
      <style:paragraph-properties fo:text-align="end" style:justify-single-word="false"/>
      <style:text-properties style:font-name="Times New Roman" fo:font-weight="bold" officeooo:rsid="01f323d9" officeooo:paragraph-rsid="01f323d9" style:font-weight-asian="bold" style:font-weight-complex="bold"/>
    </style:style>
    <style:style style:name="P54" style:family="paragraph" style:parent-style-name="Table_20_Contents">
      <style:text-properties style:font-name="Times New Roman" fo:font-weight="bold" officeooo:rsid="01f410ee" officeooo:paragraph-rsid="02577f71" style:font-weight-asian="bold" style:font-weight-complex="bold"/>
    </style:style>
    <style:style style:name="P55" style:family="paragraph" style:parent-style-name="Table_20_Contents">
      <style:text-properties style:font-name="Times New Roman" fo:font-weight="bold" officeooo:rsid="020d46f3" officeooo:paragraph-rsid="020d46f3" style:font-weight-asian="bold" style:font-weight-complex="bold"/>
    </style:style>
    <style:style style:name="P56" style:family="paragraph" style:parent-style-name="Table_20_Contents">
      <style:paragraph-properties fo:text-align="start" style:justify-single-word="false"/>
      <style:text-properties style:font-name="Times New Roman" fo:font-weight="bold" officeooo:rsid="0263df23" officeooo:paragraph-rsid="0263df23" style:font-weight-asian="bold" style:font-weight-complex="bold"/>
    </style:style>
    <style:style style:name="P57" style:family="paragraph" style:parent-style-name="Table_20_Contents">
      <style:paragraph-properties fo:text-align="start" style:justify-single-word="false"/>
      <style:text-properties style:font-name="Times New Roman"/>
    </style:style>
    <style:style style:name="P58" style:family="paragraph" style:parent-style-name="Table_20_Contents">
      <style:paragraph-properties fo:text-align="start" style:justify-single-word="false"/>
      <style:text-properties style:font-name="Times New Roman" officeooo:paragraph-rsid="01a49ac0"/>
    </style:style>
    <style:style style:name="P59" style:family="paragraph" style:parent-style-name="Table_20_Contents">
      <style:paragraph-properties fo:text-align="start" style:justify-single-word="false"/>
      <style:text-properties style:font-name="Times New Roman" officeooo:paragraph-rsid="01a8dc18"/>
    </style:style>
    <style:style style:name="P60" style:family="paragraph" style:parent-style-name="Table_20_Contents">
      <style:paragraph-properties fo:text-align="start" style:justify-single-word="false"/>
      <style:text-properties style:font-name="Times New Roman" officeooo:rsid="01eabdba" officeooo:paragraph-rsid="01eabdba"/>
    </style:style>
    <style:style style:name="P61" style:family="paragraph" style:parent-style-name="Table_20_Contents">
      <style:paragraph-properties fo:text-align="start" style:justify-single-word="false"/>
      <style:text-properties style:font-name="Times New Roman" fo:font-size="7pt" fo:font-weight="bold" officeooo:rsid="00983b28" officeooo:paragraph-rsid="01c293db" style:font-size-asian="7pt" style:font-weight-asian="bold" style:font-size-complex="7pt" style:font-weight-complex="bold"/>
    </style:style>
    <style:style style:name="P62" style:family="paragraph" style:parent-style-name="Table_20_Contents">
      <style:text-properties style:font-name="Times New Roman" fo:font-size="7pt" fo:font-weight="bold" officeooo:rsid="026411d3" officeooo:paragraph-rsid="0264ce3a" style:font-size-asian="7pt" style:font-weight-asian="bold" style:font-size-complex="7pt" style:font-weight-complex="bold"/>
    </style:style>
    <style:style style:name="P63" style:family="paragraph" style:parent-style-name="Table_20_Contents">
      <style:text-properties style:font-name="Times New Roman" fo:font-size="7pt" fo:font-weight="bold" officeooo:rsid="0265c0a7" officeooo:paragraph-rsid="0265c0a7" style:font-size-asian="7pt" style:font-weight-asian="bold" style:font-size-complex="7pt" style:font-weight-complex="bold"/>
    </style:style>
    <style:style style:name="P64" style:family="paragraph" style:parent-style-name="Table_20_Contents">
      <style:text-properties style:font-name="Times New Roman" fo:font-size="7pt" fo:font-weight="normal" officeooo:rsid="026411d3" officeooo:paragraph-rsid="026411d3" style:font-size-asian="7pt" style:font-weight-asian="normal" style:font-size-complex="7pt" style:font-weight-complex="normal"/>
    </style:style>
    <style:style style:name="P65" style:family="paragraph" style:parent-style-name="Table_20_Contents">
      <style:paragraph-properties fo:text-align="justify" style:justify-single-word="false"/>
      <style:text-properties style:font-name="Times New Roman" fo:font-size="7pt" fo:font-weight="normal" officeooo:rsid="026411d3" officeooo:paragraph-rsid="0264ce3a" style:font-size-asian="7pt" style:font-weight-asian="normal" style:font-size-complex="7pt" style:font-weight-complex="normal"/>
    </style:style>
    <style:style style:name="P66" style:family="paragraph" style:parent-style-name="Table_20_Contents">
      <style:text-properties style:font-name="Times New Roman" fo:font-size="7pt" style:text-underline-style="solid" style:text-underline-width="auto" style:text-underline-color="font-color" fo:font-weight="bold" officeooo:rsid="026411d3" officeooo:paragraph-rsid="0265c0a7" style:font-size-asian="7pt" style:font-weight-asian="bold" style:font-size-complex="7pt" style:font-weight-complex="bold"/>
    </style:style>
    <style:style style:name="P67" style:family="paragraph" style:parent-style-name="Table_20_Contents">
      <style:text-properties style:font-name="Times New Roman" fo:font-size="7pt" style:text-underline-style="solid" style:text-underline-width="auto" style:text-underline-color="font-color" fo:font-weight="normal" officeooo:rsid="026411d3" officeooo:paragraph-rsid="0265c0a7" style:font-size-asian="7pt" style:font-weight-asian="normal" style:font-size-complex="7pt" style:font-weight-complex="normal"/>
    </style:style>
    <style:style style:name="P68" style:family="paragraph" style:parent-style-name="Table_20_Contents">
      <style:paragraph-properties fo:text-align="end" style:justify-single-word="false"/>
      <style:text-properties style:font-name="Times New Roman"/>
    </style:style>
    <style:style style:name="P69" style:family="paragraph" style:parent-style-name="Table_20_Contents">
      <style:paragraph-properties fo:text-align="end" style:justify-single-word="false"/>
      <style:text-properties style:font-name="Times New Roman" officeooo:paragraph-rsid="01ffb440"/>
    </style:style>
    <style:style style:name="P70" style:family="paragraph" style:parent-style-name="Table_20_Contents">
      <style:paragraph-properties fo:text-align="start" style:justify-single-word="false"/>
      <style:text-properties style:font-name="Times New Roman" officeooo:paragraph-rsid="026db08a" style:font-size-complex="11pt"/>
    </style:style>
    <style:style style:name="P71" style:family="paragraph" style:parent-style-name="Table_20_Contents">
      <style:paragraph-properties fo:line-height="100%" fo:text-align="center" style:justify-single-word="false"/>
      <style:text-properties style:font-name="Times New Roman" fo:font-size="8pt" officeooo:paragraph-rsid="026db08a" style:font-size-asian="8pt" style:font-size-complex="8pt"/>
    </style:style>
    <style:style style:name="P72" style:family="paragraph" style:parent-style-name="Table_20_Contents">
      <style:paragraph-properties fo:text-align="center" style:justify-single-word="false"/>
      <style:text-properties style:font-name="Times New Roman" fo:font-size="8pt" style:font-size-asian="8pt" style:font-size-complex="8pt"/>
    </style:style>
    <style:style style:name="P73" style:family="paragraph" style:parent-style-name="Table_20_Contents">
      <style:paragraph-properties fo:text-align="center" style:justify-single-word="false"/>
      <style:text-properties style:font-name="Times New Roman" fo:font-size="8pt" officeooo:paragraph-rsid="0273e513" style:font-size-asian="8pt" style:font-size-complex="8pt"/>
    </style:style>
    <style:style style:name="P74" style:family="paragraph" style:parent-style-name="Table_20_Contents">
      <style:paragraph-properties fo:text-align="center" style:justify-single-word="false"/>
      <style:text-properties style:font-name="Times New Roman" fo:font-size="8pt" officeooo:rsid="0207b39a" officeooo:paragraph-rsid="026db08a" style:font-size-asian="8pt" style:font-size-complex="8pt"/>
    </style:style>
    <style:style style:name="P75" style:family="paragraph" style:parent-style-name="Table_20_Contents">
      <style:paragraph-properties fo:line-height="100%" fo:text-align="center" style:justify-single-word="false"/>
      <style:text-properties style:font-name="Times New Roman" fo:font-size="8pt" officeooo:rsid="0207b39a" officeooo:paragraph-rsid="026db08a" style:font-size-asian="8pt" style:font-size-complex="8pt"/>
    </style:style>
    <style:style style:name="P76" style:family="paragraph" style:parent-style-name="Table_20_Contents">
      <style:paragraph-properties fo:text-align="end" style:justify-single-word="false"/>
      <style:text-properties officeooo:paragraph-rsid="01ffb440"/>
    </style:style>
    <style:style style:name="P77" style:family="paragraph" style:parent-style-name="Table_20_Contents">
      <style:paragraph-properties fo:text-align="end" style:justify-single-word="false"/>
      <style:text-properties officeooo:paragraph-rsid="0203ec22"/>
    </style:style>
    <style:style style:name="P78" style:family="paragraph" style:parent-style-name="Table_20_Contents">
      <style:paragraph-properties fo:text-align="end" style:justify-single-word="false"/>
      <style:text-properties officeooo:paragraph-rsid="01f8f4d3"/>
    </style:style>
    <style:style style:name="P79" style:family="paragraph" style:parent-style-name="Table_20_Contents">
      <style:paragraph-properties fo:text-align="end" style:justify-single-word="false"/>
      <style:text-properties officeooo:paragraph-rsid="021e165b"/>
    </style:style>
    <style:style style:name="P80" style:family="paragraph" style:parent-style-name="Standard">
      <style:paragraph-properties fo:text-align="start" style:justify-single-word="false" style:shadow="none">
        <style:tab-stops/>
      </style:paragraph-properties>
      <style:text-properties officeooo:paragraph-rsid="018c0b48"/>
    </style:style>
    <style:style style:name="P81" style:family="paragraph" style:parent-style-name="Standard">
      <style:paragraph-properties fo:text-align="center" style:justify-single-word="false" style:shadow="none">
        <style:tab-stops/>
      </style:paragraph-properties>
      <style:text-properties officeooo:paragraph-rsid="018c0b48"/>
    </style:style>
    <style:style style:name="P82" style:family="paragraph" style:parent-style-name="Standard">
      <style:paragraph-properties fo:text-align="start" style:justify-single-word="false" style:shadow="none">
        <style:tab-stops/>
      </style:paragraph-properties>
      <style:text-properties style:font-name="Times New Roman" fo:font-size="11pt" fo:font-weight="normal" officeooo:rsid="00d2f3b4" officeooo:paragraph-rsid="018c0b48" style:font-size-asian="11pt" style:font-weight-asian="normal" style:font-size-complex="11pt" style:font-weight-complex="normal"/>
    </style:style>
    <style:style style:name="P83" style:family="paragraph" style:parent-style-name="Table_20_Contents">
      <style:paragraph-properties fo:text-align="start" style:justify-single-word="false" style:shadow="none">
        <style:tab-stops/>
      </style:paragraph-properties>
      <style:text-properties officeooo:paragraph-rsid="018c0b48"/>
    </style:style>
    <style:style style:name="P84" style:family="paragraph" style:parent-style-name="Table_20_Contents">
      <style:paragraph-properties fo:text-align="start" style:justify-single-word="false" style:shadow="none">
        <style:tab-stops/>
      </style:paragraph-properties>
      <style:text-properties officeooo:paragraph-rsid="01e8722f"/>
    </style:style>
    <style:style style:name="P85" style:family="paragraph" style:parent-style-name="Table_20_Contents">
      <style:paragraph-properties fo:text-align="start" style:justify-single-word="false" style:shadow="none">
        <style:tab-stops/>
      </style:paragraph-properties>
      <style:text-properties fo:font-weight="bold" officeooo:rsid="01e8722f" officeooo:paragraph-rsid="01e99bef" style:font-weight-asian="bold" style:font-weight-complex="bold"/>
    </style:style>
    <style:style style:name="P86" style:family="paragraph" style:parent-style-name="Table_20_Contents">
      <style:paragraph-properties fo:text-align="start" style:justify-single-word="false" style:shadow="none">
        <style:tab-stops/>
      </style:paragraph-properties>
      <style:text-properties fo:font-weight="bold" officeooo:rsid="01e8722f" officeooo:paragraph-rsid="025a3b6c" style:font-weight-asian="bold" style:font-weight-complex="bold"/>
    </style:style>
    <style:style style:name="P87" style:family="paragraph" style:parent-style-name="Table_20_Contents">
      <style:paragraph-properties fo:text-align="start" style:justify-single-word="false" style:shadow="none">
        <style:tab-stops/>
      </style:paragraph-properties>
      <style:text-properties fo:font-weight="bold" officeooo:rsid="01e8722f" officeooo:paragraph-rsid="025afdf7" style:font-weight-asian="bold" style:font-weight-complex="bold"/>
    </style:style>
    <style:style style:name="P88" style:family="paragraph" style:parent-style-name="Table_20_Contents">
      <style:paragraph-properties fo:text-align="start" style:justify-single-word="false" style:shadow="none">
        <style:tab-stops/>
      </style:paragraph-properties>
      <style:text-properties fo:font-weight="bold" officeooo:rsid="01e8722f" officeooo:paragraph-rsid="0263df23" style:font-weight-asian="bold" style:font-weight-complex="bold"/>
    </style:style>
    <style:style style:name="P89" style:family="paragraph" style:parent-style-name="Table_20_Contents">
      <style:paragraph-properties fo:text-align="start" style:justify-single-word="false" style:shadow="none">
        <style:tab-stops/>
      </style:paragraph-properties>
      <style:text-properties fo:font-weight="bold" officeooo:rsid="01e8722f" officeooo:paragraph-rsid="0283f68d" style:font-weight-asian="bold" style:font-weight-complex="bold"/>
    </style:style>
    <style:style style:name="P90" style:family="paragraph" style:parent-style-name="Table_20_Contents">
      <style:paragraph-properties style:line-height-at-least="0in" fo:text-align="start" style:justify-single-word="false" style:shadow="none">
        <style:tab-stops/>
      </style:paragraph-properties>
      <style:text-properties officeooo:paragraph-rsid="018c0b48"/>
    </style:style>
    <style:style style:name="P91" style:family="paragraph" style:parent-style-name="Table_20_Contents">
      <style:paragraph-properties fo:text-align="start" style:justify-single-word="false" style:shadow="none">
        <style:tab-stops/>
      </style:paragraph-properties>
      <style:text-properties style:font-name="Times New Roman" officeooo:paragraph-rsid="0263df23"/>
    </style:style>
    <style:style style:name="P92" style:family="paragraph" style:parent-style-name="Standard">
      <style:paragraph-properties fo:margin-left="0in" fo:margin-right="0in" fo:margin-top="0in" fo:margin-bottom="0in" style:contextual-spacing="false" fo:line-height="100%" fo:text-align="center" style:justify-single-word="false" fo:text-indent="0in" style:auto-text-indent="false" style:shadow="none">
        <style:tab-stops/>
      </style:paragraph-properties>
      <style:text-properties fo:color="#000000" loext:opacity="100%" style:font-name="Geneva" fo:font-size="12pt" officeooo:paragraph-rsid="019b8d07" style:font-name-asian="Geneva" style:font-size-asian="12pt" style:font-name-complex="Geneva" style:font-size-complex="12pt"/>
    </style:style>
    <style:style style:name="P93" style:family="paragraph" style:parent-style-name="Text_20_body">
      <style:text-properties officeooo:rsid="026db08a" officeooo:paragraph-rsid="026db08a"/>
    </style:style>
    <style:style style:name="P94" style:family="paragraph" style:parent-style-name="Standard" style:master-page-name="Standard">
      <style:paragraph-properties style:page-number="auto" style:shadow="none">
        <style:tab-stops/>
      </style:paragraph-properties>
      <style:text-properties officeooo:paragraph-rsid="000671e8"/>
    </style:style>
    <style:style style:name="T1" style:family="text">
      <style:text-properties fo:color="#000000" loext:opacity="100%" fo:font-size="10pt" style:text-underline-style="none" fo:font-weight="normal" officeooo:rsid="01a8dc18" style:font-size-asian="10pt" style:font-weight-asian="normal" style:font-size-complex="10pt" style:font-weight-complex="normal"/>
    </style:style>
    <style:style style:name="T2" style:family="text">
      <style:text-properties fo:color="#000000" loext:opacity="100%" style:font-name="Times New Roman" fo:font-size="14pt" style:text-underline-style="none" fo:font-weight="bold" officeooo:rsid="00631bce" style:font-size-asian="14pt" style:font-weight-asian="bold" style:font-size-complex="14pt" style:font-weight-complex="bold"/>
    </style:style>
    <style:style style:name="T3" style:family="text">
      <style:text-properties fo:color="#000000" loext:opacity="100%" style:font-name="Times New Roman" fo:font-size="14pt" style:text-underline-style="none" fo:font-weight="bold" officeooo:rsid="01e8722f" style:font-size-asian="14pt" style:font-weight-asian="bold" style:font-size-complex="14pt" style:font-weight-complex="bold"/>
    </style:style>
    <style:style style:name="T4" style:family="text">
      <style:text-properties fo:color="#000000" loext:opacity="100%" style:font-name="Times New Roman" fo:font-size="14pt" style:text-underline-style="none" fo:font-weight="bold" officeooo:rsid="01a3586b" style:text-underline-mode="continuous" style:text-overline-mode="continuous" style:text-line-through-mode="continuous" style:font-name-asian="Arial2" style:font-size-asian="14pt" style:font-weight-asian="bold" style:font-name-complex="Arial2" style:font-size-complex="14pt" style:font-weight-complex="bold"/>
    </style:style>
    <style:style style:name="T5" style:family="text">
      <style:text-properties fo:color="#000000" loext:opacity="100%" style:font-name="Times New Roman" fo:font-size="14pt" style:text-underline-style="none" fo:font-weight="bold" officeooo:rsid="006b2625" style:text-underline-mode="continuous" style:text-overline-mode="continuous" style:text-line-through-mode="continuous" style:font-name-asian="Arial2" style:font-size-asian="14pt" style:font-weight-asian="bold" style:font-name-complex="Arial2" style:font-size-complex="14pt" style:font-weight-complex="bold"/>
    </style:style>
    <style:style style:name="T6" style:family="text">
      <style:text-properties fo:color="#000000" loext:opacity="100%" style:font-name="Times New Roman" fo:font-size="14pt" style:text-underline-style="none" fo:font-weight="bold" officeooo:rsid="01e8722f" style:text-underline-mode="continuous" style:text-overline-mode="continuous" style:text-line-through-mode="continuous" style:font-name-asian="Arial2" style:font-size-asian="14pt" style:font-weight-asian="bold" style:font-name-complex="Arial2" style:font-size-complex="14pt" style:font-weight-complex="bold"/>
    </style:style>
    <style:style style:name="T7" style:family="text">
      <style:text-properties fo:color="#000000" loext:opacity="100%" style:font-name="Times New Roman" fo:font-size="11pt" style:text-underline-style="none" officeooo:rsid="002763ae" style:font-size-asian="11pt" style:font-size-complex="11pt"/>
    </style:style>
    <style:style style:name="T8" style:family="text">
      <style:text-properties fo:color="#000000" loext:opacity="100%" style:font-name="Times New Roman" fo:font-size="10pt" style:text-underline-style="none" fo:font-weight="normal" officeooo:rsid="002763ae" style:font-size-asian="10pt" style:font-weight-asian="normal" style:font-size-complex="10pt" style:font-weight-complex="normal"/>
    </style:style>
    <style:style style:name="T9" style:family="text">
      <style:text-properties fo:color="#000000" loext:opacity="100%" style:font-name="Times New Roman" fo:font-size="10pt" style:text-underline-style="none" fo:font-weight="normal" officeooo:rsid="01a8dc18" style:font-size-asian="10pt" style:font-weight-asian="normal" style:font-size-complex="10pt" style:font-weight-complex="normal"/>
    </style:style>
    <style:style style:name="T10" style:family="text">
      <style:text-properties fo:color="#000000" loext:opacity="100%" style:font-name="Times New Roman" fo:font-size="10pt" style:text-underline-style="none" fo:font-weight="normal" officeooo:rsid="025a3b6c" style:font-size-asian="10pt" style:font-weight-asian="normal" style:font-size-complex="10pt" style:font-weight-complex="normal"/>
    </style:style>
    <style:style style:name="T11" style:family="text">
      <style:text-properties fo:color="#000000" loext:opacity="100%" style:font-name="Times New Roman" fo:font-size="10pt" style:text-underline-style="none" officeooo:rsid="002763ae" style:font-size-asian="10pt" style:font-size-complex="10pt"/>
    </style:style>
    <style:style style:name="T12" style:family="text">
      <style:text-properties fo:color="#000000" loext:opacity="100%" style:font-name="Times New Roman" fo:font-size="10pt" style:text-underline-style="none" officeooo:rsid="025a3b6c" style:font-size-asian="10pt" style:font-size-complex="10pt"/>
    </style:style>
    <style:style style:name="T13" style:family="text">
      <style:text-properties fo:color="#000000" loext:opacity="100%" style:font-name="Times New Roman" fo:font-size="10pt" style:text-underline-style="none" officeooo:rsid="025a3b6c" style:font-name-asian="Arial2" style:font-size-asian="10pt" style:font-name-complex="Arial2" style:font-size-complex="10pt"/>
    </style:style>
    <style:style style:name="T14" style:family="text">
      <style:text-properties fo:color="#000080" loext:opacity="100%" style:font-name="Times New Roman" fo:font-size="10.5pt" style:text-underline-style="solid" style:text-underline-width="auto" style:text-underline-color="font-color" officeooo:rsid="007b09f6" style:text-underline-mode="continuous" style:text-overline-mode="continuous" style:text-line-through-mode="continuous" style:font-name-asian="Arial2" style:font-size-asian="10.5pt" style:font-name-complex="Arial2" style:font-size-complex="11pt"/>
    </style:style>
    <style:style style:name="T15" style:family="text">
      <style:text-properties fo:font-size="10pt" style:font-size-asian="10.5pt"/>
    </style:style>
    <style:style style:name="T16" style:family="text">
      <style:text-properties fo:font-size="10pt" officeooo:rsid="02577f71" style:font-size-asian="10.5pt"/>
    </style:style>
    <style:style style:name="T17" style:family="text">
      <style:text-properties officeooo:rsid="0207b39a"/>
    </style:style>
    <style:style style:name="T18" style:family="text">
      <style:text-properties officeooo:rsid="022279ae"/>
    </style:style>
    <style:style style:name="T19" style:family="text">
      <style:text-properties style:font-name="Times New Roman"/>
    </style:style>
    <style:style style:name="T20" style:family="text">
      <style:text-properties style:font-name="Times New Roman" fo:font-size="11pt" officeooo:rsid="00d2f3b4" style:font-size-asian="11pt" style:font-size-complex="11pt"/>
    </style:style>
    <style:style style:name="T21" style:family="text">
      <style:text-properties style:font-name="Times New Roman" officeooo:rsid="019dd951"/>
    </style:style>
    <style:style style:name="T22" style:family="text">
      <style:text-properties style:font-name="Times New Roman" officeooo:rsid="019e778f"/>
    </style:style>
    <style:style style:name="T23" style:family="text">
      <style:text-properties style:font-name="Times New Roman" fo:font-size="10pt" officeooo:rsid="01a8dc18" style:font-size-asian="10.5pt"/>
    </style:style>
    <style:style style:name="T24" style:family="text">
      <style:text-properties style:font-name="Times New Roman" fo:font-size="10pt" officeooo:rsid="00af876e" style:font-size-asian="10pt" style:font-size-complex="10pt"/>
    </style:style>
    <style:style style:name="T25" style:family="text">
      <style:text-properties style:font-name="Times New Roman" fo:font-size="10pt" officeooo:rsid="00746370" style:font-size-asian="10pt" style:font-size-complex="10pt"/>
    </style:style>
    <style:style style:name="T26" style:family="text">
      <style:text-properties style:font-name="Times New Roman" fo:font-size="10pt" officeooo:rsid="0099d1d7" style:font-size-asian="10pt" style:font-size-complex="10pt"/>
    </style:style>
    <style:style style:name="T27" style:family="text">
      <style:text-properties style:font-name="Times New Roman" fo:font-size="10pt" fo:font-weight="bold" officeooo:rsid="01bea2c6" style:font-size-asian="10pt" style:font-weight-asian="bold" style:font-size-complex="10pt" style:font-weight-complex="bold"/>
    </style:style>
    <style:style style:name="T28" style:family="text">
      <style:text-properties style:font-name="Times New Roman" fo:font-size="10pt" fo:font-weight="bold" officeooo:rsid="01c76b62" style:font-size-asian="10pt" style:font-weight-asian="bold" style:font-size-complex="10pt" style:font-weight-complex="bold"/>
    </style:style>
    <style:style style:name="T29" style:family="text">
      <style:text-properties style:font-name="Times New Roman" fo:font-size="10pt" fo:font-weight="bold" officeooo:rsid="0099d1d7" style:font-size-asian="10pt" style:font-weight-asian="bold" style:font-size-complex="10pt" style:font-weight-complex="bold"/>
    </style:style>
    <style:style style:name="T30" style:family="text">
      <style:text-properties style:font-name="Times New Roman" fo:font-size="7pt" officeooo:rsid="00a3ff16" style:font-size-asian="7pt" style:font-size-complex="7pt"/>
    </style:style>
    <style:style style:name="T31" style:family="text">
      <style:text-properties style:font-name="Times New Roman" fo:font-size="7pt" officeooo:rsid="0099d1d7" style:font-size-asian="7pt" style:font-size-complex="7pt"/>
    </style:style>
    <style:style style:name="T32" style:family="text">
      <style:text-properties style:font-name="Times New Roman" fo:font-size="7pt" officeooo:rsid="00a54bf7" style:font-size-asian="7pt" style:font-size-complex="7pt"/>
    </style:style>
    <style:style style:name="T33" style:family="text">
      <style:text-properties style:font-name="Times New Roman" fo:font-size="7pt" officeooo:rsid="00b48fb1" style:font-size-asian="7pt" style:font-size-complex="7pt"/>
    </style:style>
    <style:style style:name="T34" style:family="text">
      <style:text-properties style:font-name="Times New Roman" fo:font-size="7pt" officeooo:rsid="01ca91bf" style:font-size-asian="7pt" style:font-size-complex="7pt"/>
    </style:style>
    <style:style style:name="T35" style:family="text">
      <style:text-properties style:font-name="Times New Roman" officeooo:rsid="0202a823"/>
    </style:style>
    <style:style style:name="T36" style:family="text">
      <style:text-properties style:font-name="Times New Roman" officeooo:rsid="0203ec22"/>
    </style:style>
    <style:style style:name="T37" style:family="text">
      <style:text-properties style:font-name="Times New Roman" officeooo:rsid="002becd8"/>
    </style:style>
    <style:style style:name="T38" style:family="text">
      <style:text-properties style:font-name="Times New Roman" officeooo:rsid="01f93e16"/>
    </style:style>
    <style:style style:name="T39" style:family="text">
      <style:text-properties style:font-name="Times New Roman" officeooo:rsid="021f8d4b"/>
    </style:style>
    <style:style style:name="T40" style:family="text">
      <style:text-properties style:font-name="Times New Roman" officeooo:rsid="0099d1d7"/>
    </style:style>
    <style:style style:name="T41" style:family="text">
      <style:text-properties officeooo:rsid="0263df23"/>
    </style:style>
    <style:style style:name="T42" style:family="text">
      <style:text-properties officeooo:rsid="0265c0a7"/>
    </style:style>
    <style:style style:name="T43" style:family="text">
      <style:text-properties officeooo:rsid="026db2f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Company City" text:name="py3o.user.company_id.city"/>
        <text:user-field-decl office:value-type="string" office:string-value="Company Country" text:name="py3o.user.company_id.country_id.name"/>
        <text:user-field-decl office:value-type="string" office:string-value="Company Phone" text:name="py3o.user.company_id.phone"/>
        <text:user-field-decl office:value-type="string" office:string-value="Company Fax" text:name="py3o.user.company_id.fax"/>
        <text:user-field-decl office:value-type="string" office:string-value="Company Website" text:name="py3o.user.company_id.website"/>
        <text:user-field-decl office:value-type="string" office:string-value="Company VAT" text:name="py3o.user.company_id.vat"/>
        <text:user-field-decl office:value-type="string" office:string-value="Company SIRET" text:name="py3o.user.company_id.siret"/>
        <text:user-field-decl office:value-type="string" office:string-value="Company APE" text:name="py3o.user.company_id.ape"/>
        <text:user-field-decl office:value-type="string" office:string-value="Company Legal Type" text:name="py3o.user.company_id.legal_type"/>
        <text:user-field-decl office:value-type="string" office:string-value="Invoice State" text:name="py3o.o.state"/>
        <text:user-field-decl office:value-type="string" office:string-value="Saved Invoice number " text:name="py3o.o.move_name"/>
        <text:user-field-decl office:value-type="string" office:string-value="Invoice number"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Delivery Address line"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Commercial Custome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Tax Name" text:name="py3o.t.name"/>
        <text:user-field-decl office:value-type="string" office:string-value="Payment Ref" text:name="py3o.p.ref"/>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Reference" text:name="py3o.o.name"/>
        <text:user-field-decl office:value-type="string" office:string-value="Salesman line" text:name="py3o.userline"/>
        <text:user-field-decl office:value-type="string" office:string-value="Invoice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Mandate Number Label" text:name="py3o.mandate_number_label"/>
        <text:user-field-decl office:value-type="string" office:string-value="Refund Invoice Number" text:name="py3o.o.refund_invoice_id.number"/>
        <text:user-field-decl office:value-type="string" office:string-value="Tax Description" text:name="py3o.t.description"/>
        <text:user-field-decl office:value-type="string" office:string-value="Tax Description" text:name="py3o.t.tax_id.description"/>
        <text:user-field-decl office:value-type="string" office:string-value="tax_label" text:name="py3o.tax_label"/>
        <text:user-field-decl office:value-type="string" office:string-value="Incoterms" text:name="py3o.o.incoterm_id.name"/>
        <text:user-field-decl office:value-type="string" office:string-value="tax_name" text:name="py3o.tax_name"/>
        <text:user-field-decl office:value-type="string" office:string-value="partner_id.name" text:name="py3o.obj.partner_id.name"/>
        <text:user-field-decl office:value-type="string" office:string-value="invoice number" text:name="py3o.obj.name"/>
        <text:user-field-decl office:value-type="string" office:string-value="partner_id.x_cheq_to" text:name="py3o.obj.partner_id.x_cheq_to"/>
        <text:user-field-decl office:value-type="float" office:value="0" text:name="py3o.obj.amount_total"/>
        <text:user-field-decl office:value-type="string" office:string-value="ref" text:name="py3o.obj.ref"/>
        <text:user-field-decl office:value-type="string" office:string-value="invoice_payment_term_id.name" text:name="py3o.obj.invoice_payment_term_id.name"/>
        <text:user-field-decl office:value-type="string" office:string-value="x_voucherdate" text:name="py3o.obj.x_voucherdate"/>
        <text:user-field-decl office:value-type="string" office:string-value="invoice_date_due" text:name="py3o.obj.invoice_date_due"/>
        <text:user-field-decl office:value-type="string" office:string-value="invoice_date" text:name="py3o.obj.invoice_date"/>
        <text:user-field-decl office:value-type="string" office:string-value="date" text:name="py3o.obj.date"/>
        <text:user-field-decl office:value-type="string" office:string-value="account_id.code" text:name="py3o.line.account_id.code"/>
        <text:user-field-decl office:value-type="string" office:string-value="account_id.name" text:name="py3o.line.account_id.name"/>
        <text:user-field-decl office:value-type="string" office:string-value="name" text:name="py3o.line.name"/>
        <text:user-field-decl office:value-type="float" office:value="0" text:name="py3o.line.debit"/>
        <text:user-field-decl office:value-type="float" office:value="0" text:name="py3o.line.credit"/>
        <text:user-field-decl office:value-type="string" office:string-value="obj.create_uid.name" text:name="py3o.obj.create_uid.name"/>
        <text:user-field-decl office:value-type="string" office:string-value="currency_id.name" text:name="py3o.obj.currency_id.name"/>
        <text:user-field-decl office:value-type="string" office:string-value="x_num2words" text:name="py3o.obj.x_num2words"/>
        <text:user-field-decl office:value-type="string" office:string-value="Invoice Origin" text:name="py3o.obj.invoice_origin"/>
        <text:user-field-decl office:value-type="string" office:string-value="street" text:name="py3o.obj.street"/>
        <text:user-field-decl office:value-type="string" office:string-value="city" text:name="py3o.obj.city"/>
        <text:user-field-decl office:value-type="string" office:string-value="country_id.name" text:name="py3o.obj.country_id.name"/>
        <text:user-field-decl office:value-type="float" office:value="0" text:name="py3o.index"/>
        <text:user-field-decl office:value-type="string" office:string-value="line.product_id.name" text:name="py3o.line.product_id.name"/>
        <text:user-field-decl office:value-type="string" office:string-value="line.i_description" text:name="py3o.line.i_description"/>
        <text:user-field-decl office:value-type="string" office:string-value="partner_id.street" text:name="py3o.obj.partner_id.street"/>
        <text:user-field-decl office:value-type="string" office:string-value="partner_id.city" text:name="py3o.obj.partner_id.city"/>
        <text:user-field-decl office:value-type="string" office:string-value="partner_id.country_id.name" text:name="py3o.obj.partner_id.country_id.name"/>
        <text:user-field-decl office:value-type="string" office:string-value="x_brand.name" text:name="py3o.obj.x_brand.name"/>
        <text:user-field-decl office:value-type="string" office:string-value="quantity" text:name="py3o.obj.quantity"/>
        <text:user-field-decl office:value-type="string" office:string-value="line.x_brand" text:name="py3o.line.x_brand"/>
        <text:user-field-decl office:value-type="string" office:string-value="line.quantity" text:name="py3o.line.quantity"/>
        <text:user-field-decl office:value-type="string" office:string-value="line.price_unit" text:name="py3o.line.price_unit"/>
        <text:user-field-decl office:value-type="string" office:string-value="line.product_uom_id" text:name="py3o.line.product_uom_id"/>
        <text:user-field-decl office:value-type="string" office:string-value="line.amount_subtotal" text:name="py3o.line.amount_subtotal"/>
        <text:user-field-decl office:value-type="float" office:value="0" text:name="py3o.line.price_subtotal"/>
        <text:user-field-decl office:value-type="string" office:string-value="line.product_uom_id.name" text:name="py3o.line.product_uom_id.name"/>
        <text:user-field-decl office:value-type="float" office:value="0" text:name="py3o.tqty"/>
        <text:user-field-decl office:value-type="float" office:value="0" text:name="py3o.tamount"/>
        <text:user-field-decl office:value-type="float" office:value="0" text:name="py3o.obj.amount_due"/>
        <text:user-field-decl office:value-type="float" office:value="0" text:name="py3o.obj.amount_residual"/>
        <text:user-field-decl office:value-type="string" office:string-value="obj.sale_type_id.name" text:name="py3o.obj.sale_type_id.name"/>
        <text:user-field-decl office:value-type="string" office:string-value="line.product_id.barcode" text:name="py3o.line.product_id.barcode"/>
        <text:user-field-decl office:value-type="float" office:value="0" text:name="py3o.obj.amount_untaxed"/>
        <text:user-field-decl office:value-type="string" office:string-value="obj.amount_by_group.name" text:name="py3o.obj.amount_by_group"/>
        <text:user-field-decl office:value-type="float" office:value="0" text:name="py3o.val"/>
        <text:user-field-decl office:value-type="string" office:string-value="obj.product_id.code" text:name="py3o.obj.product_id.code"/>
        <text:user-field-decl office:value-type="string" office:string-value="obj.product_id.default_code" text:name="py3o.obj.product_id.default_code"/>
        <text:user-field-decl office:value-type="string" office:string-value="line.product_id.default_code" text:name="py3o.line.product_id.default_code"/>
        <text:user-field-decl office:value-type="string" office:string-value="line.product_id.x_hscode" text:name="py3o.line.product_id.x_hscode"/>
        <text:user-field-decl office:value-type="string" office:string-value="line.tax_base_amount" text:name="py3o.line.tax_base_amount"/>
        <text:user-field-decl office:value-type="float" office:value="0" text:name="py3o.tax"/>
        <text:user-field-decl office:value-type="float" office:value="0" text:name="py3o.price_subtotal_with_tax"/>
        <text:user-field-decl office:value-type="string" office:string-value="partner_id.parent_id.name" text:name="py3o.obj.partner_id.parent_id.name"/>
        <text:user-field-decl office:value-type="float" office:value="0" text:name="py3o.obj.amount_residual_signed"/>
        <text:user-field-decl office:value-type="float" office:value="0" text:name="py3o.payment"/>
        <text:user-field-decl office:value-type="float" office:value="0" text:name="py3o.valpayment"/>
        <text:user-field-decl office:value-type="string" office:string-value="date_time" text:name="py3o.date_time"/>
        <text:user-field-decl office:value-type="string" office:string-value="date_time_now" text:name="py3o.date_time_now"/>
        <text:user-field-decl office:value-type="string" office:string-value="date" text:name="py3o.date"/>
        <text:user-field-decl office:value-type="string" office:string-value="time" text:name="py3o.time"/>
        <text:user-field-decl office:value-type="string" office:string-value="current_balance" text:name="py3o.current_balance"/>
        <text:user-field-decl office:value-type="string" office:string-value="obj.partner_id.ntn" text:name="py3o.obj.partner_id.ntn"/>
        <text:user-field-decl office:value-type="string" office:string-value="obj.partner_id.vat" text:name="py3o.obj.partner_id.vat"/>
        <text:user-field-decl office:value-type="string" office:string-value="obj.partner_id.cnic" text:name="py3o.obj.partner_id.cnic"/>
        <text:user-field-decl office:value-type="string" office:string-value="obj.x_remarks" text:name="py3o.obj.x_remarks"/>
        <text:user-field-decl office:value-type="string" office:string-value="obj.confirm_uid" text:name="py3o.obj.confirm_uid"/>
        <text:user-field-decl office:value-type="string" office:string-value="obj.confirm_uid.name" text:name="py3o.obj.confirm_uid.name"/>
        <text:user-field-decl office:value-type="string" office:string-value="obj.create_uid.initials" text:name="py3o.obj.create_uid.initials"/>
        <text:user-field-decl office:value-type="string" office:string-value="obj.confirm_uid.initials" text:name="py3o.obj.confirm_uid.initials"/>
      </text:user-field-decls>
      <text:p text:style-name="P94"><text:a xlink:type="simple" xlink:href="py3o://for=%22obj%20in%20objects%22" text:style-name="Internet_20_link" text:visited-style-name="Visited_20_Internet_20_Link"><text:span text:style-name="T20">for="obj in objects"</text:span></text:a></text:p>
      <text:p text:style-name="P81"><text:a xlink:type="simple" xlink:href="py3o://if=%22obj.move_type%20in%20('in_invoice')%20and%20obj.state%20in%20('draft')%22" text:style-name="Internet_20_link" text:visited-style-name="Visited_20_Internet_20_Link"><text:span text:style-name="T21">if="obj.move_type in ('in_invoice') and obj.state in ('draft')"</text:span></text:a></text:p>
      <text:p text:style-name="P92"><text:span text:style-name="Hyperlink"><text:span text:style-name="T2">Draft Vendor Bill</text:span></text:span></text:p>
      <text:p text:style-name="P81"><text:a xlink:type="simple" xlink:href="py3o:///if" text:style-name="Internet_20_link" text:visited-style-name="Visited_20_Internet_20_Link"><text:span text:style-name="Hyperlink"><text:span text:style-name="T7">/if</text:span></text:span></text:a></text:p>
      <text:p text:style-name="P81"><text:a xlink:type="simple" xlink:href="py3o://if=%22obj.move_type%20in%20('in_invoice')%20and%20obj.state%20in%20('posted')%22" text:style-name="Internet_20_link" text:visited-style-name="Visited_20_Internet_20_Link"><text:span text:style-name="T21">if="obj.move_type in ('in_invoice') and obj.state in ('posted')"</text:span></text:a></text:p>
      <text:p text:style-name="P92"><text:span text:style-name="Hyperlink"><text:span text:style-name="T2">Vendor Bill </text:span></text:span></text:p>
      <text:p text:style-name="P81"><text:a xlink:type="simple" xlink:href="py3o:///if" text:style-name="Internet_20_link" text:visited-style-name="Visited_20_Internet_20_Link"><text:span text:style-name="Hyperlink"><text:span text:style-name="T7">/if</text:span></text:span></text:a></text:p>
      <text:p text:style-name="P81"><text:a xlink:type="simple" xlink:href="py3o://if=%22obj.move_type%20in%20('out_invoice')%20and%20obj.state%20in%20('draft')%22" text:style-name="Internet_20_link" text:visited-style-name="Visited_20_Internet_20_Link"><text:span text:style-name="T21">if="obj.move_type in ('out_invoice') and obj.state in ('draft')"</text:span></text:a></text:p>
      <text:p text:style-name="P81"><text:span text:style-name="Hyperlink"><text:span text:style-name="T4">Draft </text:span></text:span><text:span text:style-name="Hyperlink"><text:span text:style-name="T5">Sale </text:span></text:span><text:span text:style-name="Hyperlink"><text:span text:style-name="T6">Tax</text:span></text:span><text:span text:style-name="Hyperlink"><text:span text:style-name="T2"> Invoice</text:span></text:span></text:p>
      <text:p text:style-name="P81"><text:a xlink:type="simple" xlink:href="py3o:///if" text:style-name="Internet_20_link" text:visited-style-name="Visited_20_Internet_20_Link"><text:span text:style-name="Hyperlink"><text:span text:style-name="T7">/if</text:span></text:span></text:a></text:p>
      <text:p text:style-name="P81"><text:a xlink:type="simple" xlink:href="py3o://if=%22obj.move_type%20in%20('out_invoice')%20and%20obj.state%20in%20('posted')%22" text:style-name="Internet_20_link" text:visited-style-name="Visited_20_Internet_20_Link"><text:span text:style-name="T21">if="obj.move_type in ('out_invoice') and obj.state in ('posted')"</text:span></text:a></text:p>
      <text:p text:style-name="P81"><text:span text:style-name="Hyperlink"><text:span text:style-name="T5">Sale</text:span></text:span><text:span text:style-name="Hyperlink"><text:span text:style-name="T2"> </text:span></text:span><text:span text:style-name="Hyperlink"><text:span text:style-name="T3">Tax </text:span></text:span><text:span text:style-name="Hyperlink"><text:span text:style-name="T2">Invoice</text:span></text:span></text:p>
      <text:p text:style-name="P81"><text:a xlink:type="simple" xlink:href="py3o:///if" text:style-name="Internet_20_link" text:visited-style-name="Visited_20_Internet_20_Link"><text:span text:style-name="Hyperlink"><text:span text:style-name="T7">/if</text:span></text:span></text:a></text:p>
      <text:p text:style-name="P26"><text:s/></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6">Date :</text:p>
          </table:table-cell>
          <table:table-cell table:style-name="Table15.A1" office:value-type="string">
            <text:p text:style-name="P40"><text:user-field-get text:name="py3o.date">date</text:user-field-get></text:p>
          </table:table-cell>
          <table:table-cell table:style-name="Table15.A1" office:value-type="string">
            <text:p text:style-name="P46">Time :</text:p>
          </table:table-cell>
          <table:table-cell table:style-name="Table15.A1" office:value-type="string">
            <text:p text:style-name="P40"><text:user-field-get text:name="py3o.time">time</text:user-field-get></text:p>
          </table:table-cell>
        </table:table-row>
      </table:table>
      <text:p text:style-name="P90"><text:a xlink:type="simple" xlink:href="py3o://if=%22obj.move_type%20in%20('in_invoice')%22" text:style-name="Internet_20_link" text:visited-style-name="Visited_20_Internet_20_Link"><text:span text:style-name="T22">if="obj.move_type in ('in_invoice')"</text:span></text:a></text:p>
      <table:table table:name="Table6" table:style-name="Table6">
        <table:table-column table:style-name="Table6.A"/>
        <table:table-column table:style-name="Table6.B"/>
        <table:table-column table:style-name="Table6.C"/>
        <table:table-header-rows>
          <table:table-row table:style-name="TableLine1523764954752">
            <table:table-cell table:style-name="Table6.A1" office:value-type="string">
              <table:table table:name="Table7" table:style-name="Table7">
                <table:table-column table:style-name="Table7.A"/>
                <table:table-header-rows>
                  <table:table-row table:style-name="TableLine1523764945776">
                    <table:table-cell table:style-name="Table7.A1" office:value-type="string">
                      <table:table table:name="Table8" table:style-name="Table8">
                        <table:table-column table:style-name="Table8.A"/>
                        <table:table-header-rows>
                          <table:table-row table:style-name="TableLine1523764949584">
                            <table:table-cell table:style-name="Table8.A1" office:value-type="string">
                              <text:p text:style-name="P8"><text:span text:style-name="T23">Vendor</text:span><text:span text:style-name="T19"> </text:span><text:span text:style-name="T23">Bill </text:span><text:span text:style-name="T19"># </text:span><text:span text:style-name="Hyperlink"><text:span text:style-name="T8"><text:user-field-get text:name="py3o.obj.name">invoice number</text:user-field-get></text:span></text:span></text:p>
                            </table:table-cell>
                          </table:table-row>
                        </table:table-header-rows>
                        <table:table-row table:style-name="TableLine1523764940880">
                          <table:table-cell table:style-name="Table8.A1" office:value-type="string">
                            <text:p text:style-name="P47">Bill To :</text:p>
                            <text:p text:style-name="P89"><text:span text:style-name="Hyperlink"><text:span text:style-name="T11"><text:user-field-get text:name="py3o.obj.partner_id.parent_id.name">partner_id.parent_id.name</text:user-field-get></text:span></text:span><text:span text:style-name="Hyperlink"><text:span text:style-name="T11">,</text:span></text:span><text:span text:style-name="Hyperlink"><text:span text:style-name="T11"><text:user-field-get text:name="py3o.obj.partner_id.name">partner_id.name</text:user-field-get></text:span></text:span></text:p>
                            <text:p text:style-name="P88"><text:span text:style-name="Hyperlink"><text:span text:style-name="T8"><text:user-field-get text:name="py3o.obj.partner_id.street">partner_id.street</text:user-field-get></text:span></text:span></text:p>
                            <text:p text:style-name="P88"><text:span text:style-name="Hyperlink"><text:span text:style-name="T8"><text:user-field-get text:name="py3o.obj.partner_id.city">partner_id.city</text:user-field-get></text:span></text:span><text:span text:style-name="Hyperlink"><text:span text:style-name="T8">, </text:span></text:span><text:span text:style-name="Hyperlink"><text:span text:style-name="T8"><text:user-field-get text:name="py3o.obj.partner_id.country_id.name">partner_id.country_id.name</text:user-field-get></text:span></text:span></text:p>
                            <text:p text:style-name="P88"><text:span text:style-name="Hyperlink"><text:span text:style-name="T10">NTN : </text:span></text:span><text:span text:style-name="Hyperlink"><text:span text:style-name="T10"><text:user-field-get text:name="py3o.obj.partner_id.ntn">obj.partner_id.ntn</text:user-field-get></text:span></text:span></text:p>
                            <text:p text:style-name="P88"><text:span text:style-name="Hyperlink"><text:span text:style-name="T10">STN : </text:span></text:span><text:span text:style-name="Hyperlink"><text:span text:style-name="T10"><text:user-field-get text:name="py3o.obj.partner_id.vat">obj.partner_id.vat</text:user-field-get></text:span></text:span></text:p>
                            <text:p text:style-name="P88"><text:span text:style-name="Hyperlink"><text:span text:style-name="T10">CNIC : </text:span></text:span><text:span text:style-name="Hyperlink"><text:span text:style-name="T10"><text:user-field-get text:name="py3o.obj.partner_id.cnic">obj.partner_id.cnic</text:user-field-get></text:span></text:span></text:p>
                            <text:p text:style-name="P88"><text:span text:style-name="Hyperlink"><text:span text:style-name="T12">Balance : </text:span></text:span><text:span text:style-name="Hyperlink"><text:span text:style-name="T13"><text:text-input text:description="py3o://function=&quot;o_format_lang(current_balance,currency_obj=0,lang_code=lang)&quot;">[py3o.current_balance]</text:text-input></text:span></text:span></text:p>
                          </table:table-cell>
                        </table:table-row>
                      </table:table>
                      <text:p text:style-name="P57"/>
                    </table:table-cell>
                  </table:table-row>
                </table:table-header-rows>
              </table:table>
              <text:p text:style-name="P57"/>
            </table:table-cell>
            <table:table-cell table:style-name="Table6.A1" office:value-type="string">
              <text:p text:style-name="P57"/>
            </table:table-cell>
            <table:table-cell table:style-name="Table6.A1" office:value-type="string">
              <table:table table:name="Table9" table:style-name="Table9">
                <table:table-column table:style-name="Table9.A"/>
                <table:table-header-rows>
                  <table:table-row table:style-name="TableLine1523764946048">
                    <table:table-cell table:style-name="Table9.A1" office:value-type="string">
                      <table:table table:name="Table10" table:style-name="Table10">
                        <table:table-column table:style-name="Table10.A"/>
                        <table:table-column table:style-name="Table10.B"/>
                        <table:table-header-rows>
                          <table:table-row table:style-name="TableLine1523764953120">
                            <table:table-cell table:style-name="Table10.A1" office:value-type="string">
                              <text:p text:style-name="P50"><text:span text:style-name="T15">Bill</text:span> Date </text:p>
                            </table:table-cell>
                            <table:table-cell table:style-name="Table10.A1" office:value-type="string">
                              <text:p text:style-name="P84"><text:span text:style-name="Hyperlink"><text:span text:style-name="T9"><text:user-field-get text:name="py3o.obj.invoice_date">invoice_date</text:user-field-get></text:span></text:span></text:p>
                            </table:table-cell>
                          </table:table-row>
                        </table:table-header-rows>
                        <table:table-row table:style-name="TableLine1523764953664">
                          <table:table-cell table:style-name="Table10.A1" office:value-type="string">
                            <text:p text:style-name="P47">Due Date</text:p>
                          </table:table-cell>
                          <table:table-cell table:style-name="Table10.A1" office:value-type="string">
                            <text:p text:style-name="P58"/>
                          </table:table-cell>
                        </table:table-row>
                        <table:table-row table:style-name="TableLine1523764940336">
                          <table:table-cell table:style-name="Table10.A1" office:value-type="string">
                            <text:p text:style-name="P51">P.O. #</text:p>
                          </table:table-cell>
                          <table:table-cell table:style-name="Table10.A1" office:value-type="string">
                            <text:p text:style-name="P58"/>
                          </table:table-cell>
                        </table:table-row>
                        <table:table-row table:style-name="TableLine1523764948224">
                          <table:table-cell table:style-name="Table10.A1" office:value-type="string">
                            <text:p text:style-name="P51">DN/SO No.</text:p>
                          </table:table-cell>
                          <table:table-cell table:style-name="Table10.A1" office:value-type="string">
                            <text:p text:style-name="P58"/>
                          </table:table-cell>
                        </table:table-row>
                        <table:table-row table:style-name="TableLine1523764950128">
                          <table:table-cell table:style-name="Table10.A1" office:value-type="string">
                            <text:p text:style-name="P51">Salesman</text:p>
                          </table:table-cell>
                          <table:table-cell table:style-name="Table10.A1" office:value-type="string">
                            <text:p text:style-name="P58"/>
                          </table:table-cell>
                        </table:table-row>
                      </table:table>
                      <text:p text:style-name="P57"/>
                    </table:table-cell>
                  </table:table-row>
                </table:table-header-rows>
              </table:table>
              <text:p text:style-name="P57"/>
            </table:table-cell>
          </table:table-row>
        </table:table-header-rows>
      </table:table>
      <text:p text:style-name="P80"><text:a xlink:type="simple" xlink:href="py3o:///if" text:style-name="Internet_20_link" text:visited-style-name="Visited_20_Internet_20_Link"><text:span text:style-name="Hyperlink"><text:span text:style-name="T14">/if</text:span></text:span></text:a></text:p>
      <text:p text:style-name="P83"><text:a xlink:type="simple" xlink:href="py3o://if=%22obj.move_type%20in%20('out_invoice')%22" text:style-name="Internet_20_link" text:visited-style-name="Visited_20_Internet_20_Link"><text:span text:style-name="T22">if="obj.move_type in ('out_invoice')"</text:span></text:a></text:p>
      <table:table table:name="Table2" table:style-name="Table2">
        <table:table-column table:style-name="Table2.A"/>
        <table:table-column table:style-name="Table2.B"/>
        <table:table-column table:style-name="Table2.C"/>
        <table:table-header-rows>
          <table:table-row table:style-name="TableLine1523764950400">
            <table:table-cell table:style-name="Table2.A1" office:value-type="string">
              <table:table table:name="Table3" table:style-name="Table3">
                <table:table-column table:style-name="Table3.A"/>
                <table:table-header-rows>
                  <table:table-row table:style-name="TableLine1523764941968">
                    <table:table-cell table:style-name="Table3.A1" office:value-type="string">
                      <table:table table:name="Table11" table:style-name="Table11">
                        <table:table-column table:style-name="Table11.A"/>
                        <table:table-header-rows>
                          <table:table-row table:style-name="TableLine1523764948768">
                            <table:table-cell table:style-name="Table11.A1" office:value-type="string">
                              <text:p text:style-name="P9"><text:span text:style-name="T19">Invoice # </text:span><text:span text:style-name="Hyperlink"><text:span text:style-name="T8"><text:user-field-get text:name="py3o.obj.name">invoice number</text:user-field-get></text:span></text:span></text:p>
                            </table:table-cell>
                          </table:table-row>
                        </table:table-header-rows>
                        <table:table-row table:style-name="TableLine1523764950672">
                          <table:table-cell table:style-name="Table11.A1" office:value-type="string">
                            <text:p text:style-name="P48">Bill To :</text:p>
                            <text:p text:style-name="P89"><text:span text:style-name="Hyperlink"><text:span text:style-name="T11"><text:user-field-get text:name="py3o.obj.partner_id.parent_id.name">partner_id.parent_id.name</text:user-field-get></text:span></text:span><text:span text:style-name="Hyperlink"><text:span text:style-name="T11">,</text:span></text:span><text:span text:style-name="Hyperlink"><text:span text:style-name="T11"><text:user-field-get text:name="py3o.obj.partner_id.name">partner_id.name</text:user-field-get></text:span></text:span></text:p>
                            <text:p text:style-name="P85"><text:span text:style-name="Hyperlink"><text:span text:style-name="T8"><text:user-field-get text:name="py3o.obj.partner_id.street">partner_id.street</text:user-field-get></text:span></text:span></text:p>
                            <text:p text:style-name="P85"><text:span text:style-name="Hyperlink"><text:span text:style-name="T8"><text:user-field-get text:name="py3o.obj.partner_id.city">partner_id.city</text:user-field-get></text:span></text:span><text:span text:style-name="Hyperlink"><text:span text:style-name="T8">, </text:span></text:span><text:span text:style-name="Hyperlink"><text:span text:style-name="T8"><text:user-field-get text:name="py3o.obj.partner_id.country_id.name">partner_id.country_id.name</text:user-field-get></text:span></text:span></text:p>
                            <text:p text:style-name="P86"><text:span text:style-name="Hyperlink"><text:span text:style-name="T10">NTN : </text:span></text:span><text:span text:style-name="Hyperlink"><text:span text:style-name="T10"><text:user-field-get text:name="py3o.obj.partner_id.ntn">obj.partner_id.ntn</text:user-field-get></text:span></text:span></text:p>
                            <text:p text:style-name="P86"><text:span text:style-name="Hyperlink"><text:span text:style-name="T10">STN : </text:span></text:span><text:span text:style-name="Hyperlink"><text:span text:style-name="T10"><text:user-field-get text:name="py3o.obj.partner_id.vat">obj.partner_id.vat</text:user-field-get></text:span></text:span></text:p>
                            <text:p text:style-name="P86"><text:span text:style-name="Hyperlink"><text:span text:style-name="T10">CNIC : </text:span></text:span><text:span text:style-name="Hyperlink"><text:span text:style-name="T10"><text:user-field-get text:name="py3o.obj.partner_id.cnic">obj.partner_id.cnic</text:user-field-get></text:span></text:span></text:p>
                            <text:p text:style-name="P87"><text:span text:style-name="Hyperlink"><text:span text:style-name="T12">Balance : </text:span></text:span><text:span text:style-name="Hyperlink"><text:span text:style-name="T13"><text:text-input text:description="py3o://function=&quot;o_format_lang(current_balance,currency_obj=0,lang_code=lang)&quot;">[py3o.current_balance]</text:text-input></text:span></text:span></text:p>
                          </table:table-cell>
                        </table:table-row>
                      </table:table>
                      <text:p text:style-name="P59"/>
                    </table:table-cell>
                  </table:table-row>
                </table:table-header-rows>
              </table:table>
              <text:p text:style-name="P59"/>
            </table:table-cell>
            <table:table-cell table:style-name="Table2.A1" office:value-type="string">
              <text:p text:style-name="P59"/>
            </table:table-cell>
            <table:table-cell table:style-name="Table2.A1" office:value-type="string">
              <table:table table:name="Table12" table:style-name="Table12">
                <table:table-column table:style-name="Table12.A"/>
                <table:table-header-rows>
                  <table:table-row table:style-name="TableLine1523764947408">
                    <table:table-cell table:style-name="Table12.A1" office:value-type="string">
                      <table:table table:name="Table13" table:style-name="Table13">
                        <table:table-column table:style-name="Table13.A"/>
                        <table:table-column table:style-name="Table13.B"/>
                        <table:table-header-rows>
                          <table:table-row table:style-name="TableLine1523764952032">
                            <table:table-cell table:style-name="Table13.A1" office:value-type="string">
                              <text:p text:style-name="P56">Bill Date</text:p>
                            </table:table-cell>
                            <table:table-cell table:style-name="Table13.A1" office:value-type="string">
                              <text:p text:style-name="P91"><text:span text:style-name="Hyperlink"><text:span text:style-name="T1"><text:user-field-get text:name="py3o.obj.invoice_date">invoice_date</text:user-field-get></text:span></text:span></text:p>
                            </table:table-cell>
                          </table:table-row>
                        </table:table-header-rows>
                        <table:table-row table:style-name="TableLine1523764960192">
                          <table:table-cell table:style-name="Table13.A1" office:value-type="string">
                            <text:p text:style-name="P49">Due Date</text:p>
                          </table:table-cell>
                          <table:table-cell table:style-name="Table13.A1" office:value-type="string">
                            <text:p text:style-name="P59"/>
                          </table:table-cell>
                        </table:table-row>
                        <table:table-row table:style-name="TableLine1523764964272">
                          <table:table-cell table:style-name="Table13.A1" office:value-type="string">
                            <text:p text:style-name="P51">P.O. #</text:p>
                          </table:table-cell>
                          <table:table-cell table:style-name="Table13.A1" office:value-type="string">
                            <text:p text:style-name="P59"/>
                          </table:table-cell>
                        </table:table-row>
                        <table:table-row table:style-name="TableLine1523764968624">
                          <table:table-cell table:style-name="Table13.A1" office:value-type="string">
                            <text:p text:style-name="P51">DN/SO No.</text:p>
                          </table:table-cell>
                          <table:table-cell table:style-name="Table13.A1" office:value-type="string">
                            <text:p text:style-name="P59"/>
                          </table:table-cell>
                        </table:table-row>
                        <table:table-row table:style-name="TableLine1523764972704">
                          <table:table-cell table:style-name="Table13.A1" office:value-type="string">
                            <text:p text:style-name="P51">Salesman</text:p>
                          </table:table-cell>
                          <table:table-cell table:style-name="Table13.A1" office:value-type="string">
                            <text:p text:style-name="P60"/>
                          </table:table-cell>
                        </table:table-row>
                      </table:table>
                      <text:p text:style-name="P59"/>
                    </table:table-cell>
                  </table:table-row>
                </table:table-header-rows>
              </table:table>
              <text:p text:style-name="P59"/>
            </table:table-cell>
          </table:table-row>
        </table:table-header-rows>
      </table:table>
      <text:p text:style-name="P80"><text:a xlink:type="simple" xlink:href="py3o:///if" text:style-name="Internet_20_link" text:visited-style-name="Visited_20_Internet_20_Link"><text:span text:style-name="Hyperlink"><text:span text:style-name="T14">/if</text:span></text:span></text:a></text:p>
      <table:table table:name="Table4" table:style-name="Table4">
        <table:table-column table:style-name="Table4.A"/>
        <table:table-header-rows>
          <text:soft-page-break/>
          <table:table-row table:style-name="TableLine1523764941696">
            <table:table-cell table:style-name="Table4.A1" office:value-type="string">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column table:style-name="Table1.D"/>
                <table:table-column table:style-name="Table1.J"/>
                <table:table-header-rows>
                  <table:table-row table:style-name="TableLine1523764964000">
                    <table:table-cell table:style-name="Table1.A1" office:value-type="string">
                      <text:p text:style-name="P15">Sr.</text:p>
                    </table:table-cell>
                    <table:table-cell table:style-name="Table1.A1" office:value-type="string">
                      <text:p text:style-name="P15">Product</text:p>
                    </table:table-cell>
                    <table:table-cell table:style-name="Table1.A1" office:value-type="string">
                      <text:p text:style-name="P15">Description</text:p>
                    </table:table-cell>
                    <table:table-cell table:style-name="Table1.A1" office:value-type="string">
                      <text:p text:style-name="P16">Barcode</text:p>
                    </table:table-cell>
                    <table:table-cell table:style-name="Table1.A1" office:value-type="string">
                      <text:p text:style-name="P17">HS Code</text:p>
                    </table:table-cell>
                    <table:table-cell table:style-name="Table1.A1" office:value-type="string">
                      <text:p text:style-name="P18">Qty </text:p>
                    </table:table-cell>
                    <table:table-cell table:style-name="Table1.A1" office:value-type="string">
                      <text:p text:style-name="P18">Unit Price </text:p>
                    </table:table-cell>
                    <table:table-cell table:style-name="Table1.A1" office:value-type="string">
                      <text:p text:style-name="P19">Tax</text:p>
                    </table:table-cell>
                    <table:table-cell table:style-name="Table1.A1" office:value-type="string">
                      <text:p text:style-name="P20">Value w/o Tax</text:p>
                    </table:table-cell>
                    <table:table-cell table:style-name="Table1.A1" office:value-type="string">
                      <text:p text:style-name="P20">Value with Tax</text:p>
                    </table:table-cell>
                  </table:table-row>
                </table:table-header-rows>
                <table:table-row table:style-name="TableLine1523764970256">
                  <table:table-cell table:style-name="Table1.A1" table:number-columns-spanned="10" office:value-type="string">
                    <text:p text:style-name="P10"><text:a xlink:type="simple" xlink:href="py3o://with=%22index=[0]%22" text:style-name="Internet_20_link" text:visited-style-name="Visited_20_Internet_20_Link"><text:span text:style-name="T24">with="index=[0]"</text:span></text:a></text:p>
                  </table:table-cell>
                  <table:covered-table-cell/>
                  <table:covered-table-cell/>
                  <table:covered-table-cell/>
                  <table:covered-table-cell/>
                  <table:covered-table-cell/>
                  <table:covered-table-cell/>
                  <table:covered-table-cell/>
                  <table:covered-table-cell/>
                  <table:covered-table-cell/>
                </table:table-row>
                <table:table-row table:style-name="TableLine1523764970528">
                  <table:table-cell table:style-name="Table1.A1" table:number-columns-spanned="10" office:value-type="string">
                    <text:p text:style-name="P3"><text:a xlink:type="simple" xlink:href="py3o://with=%22tqty=[0]%22" text:style-name="Internet_20_link" text:visited-style-name="Visited_20_Internet_20_Link"><text:span text:style-name="T27">with="tqty=[0]"</text:span></text:a></text:p>
                  </table:table-cell>
                  <table:covered-table-cell/>
                  <table:covered-table-cell/>
                  <table:covered-table-cell/>
                  <table:covered-table-cell/>
                  <table:covered-table-cell/>
                  <table:covered-table-cell/>
                  <table:covered-table-cell/>
                  <table:covered-table-cell/>
                  <table:covered-table-cell/>
                </table:table-row>
                <table:table-row table:style-name="TableLine1523764959376">
                  <table:table-cell table:style-name="Table1.A1" table:number-columns-spanned="10" office:value-type="string">
                    <text:p text:style-name="P4"><text:a xlink:type="simple" xlink:href="py3o://with=%22tamount=[0]%22" text:style-name="Internet_20_link" text:visited-style-name="Visited_20_Internet_20_Link"><text:span text:style-name="T28">with="tamount=[0]"</text:span></text:a></text:p>
                  </table:table-cell>
                  <table:covered-table-cell/>
                  <table:covered-table-cell/>
                  <table:covered-table-cell/>
                  <table:covered-table-cell/>
                  <table:covered-table-cell/>
                  <table:covered-table-cell/>
                  <table:covered-table-cell/>
                  <table:covered-table-cell/>
                  <table:covered-table-cell/>
                </table:table-row>
                <table:table-row table:style-name="TableLine1523764970800">
                  <table:table-cell table:style-name="Table1.A1" table:number-columns-spanned="10" office:value-type="string">
                    <text:p text:style-name="P10"><text:a xlink:type="simple" xlink:href="py3o://for=%22line%20in%20obj.invoice_line_ids%22" text:style-name="Internet_20_link" text:visited-style-name="Visited_20_Internet_20_Link"><text:span text:style-name="T25">for="line in obj.invoice_line_ids"</text:span></text:a></text:p>
                  </table:table-cell>
                  <table:covered-table-cell/>
                  <table:covered-table-cell/>
                  <table:covered-table-cell/>
                  <table:covered-table-cell/>
                  <table:covered-table-cell/>
                  <table:covered-table-cell/>
                  <table:covered-table-cell/>
                  <table:covered-table-cell/>
                  <table:covered-table-cell/>
                </table:table-row>
                <table:table-row table:style-name="TableLine1523764971072">
                  <table:table-cell table:style-name="Table1.A1" office:value-type="string">
                    <text:p text:style-name="P5"><text:a xlink:type="simple" xlink:href="py3o://with=%22_=index.append(index[-1]+1)%22" text:style-name="Internet_20_link" text:visited-style-name="Visited_20_Internet_20_Link"><text:span text:style-name="T30">with="_=index.append(index[-1]+1)"</text:span></text:a></text:p>
                    <text:p text:style-name="P36"><text:a xlink:type="simple" xlink:href="py3o:///with" text:style-name="Internet_20_link" text:visited-style-name="Visited_20_Internet_20_Link"><text:span text:style-name="T31">/with</text:span></text:a></text:p>
                    <text:p text:style-name="P5"><text:a xlink:type="simple" xlink:href="py3o://with=%22_=index.pop(0)%22" text:style-name="Internet_20_link" text:visited-style-name="Visited_20_Internet_20_Link"><text:span text:style-name="T32">with="_=index.pop(0)"</text:span></text:a></text:p>
                    <text:p text:style-name="P36"><text:a xlink:type="simple" xlink:href="py3o:///with" text:style-name="Internet_20_link" text:visited-style-name="Visited_20_Internet_20_Link"><text:span text:style-name="T31">/with</text:span></text:a></text:p>
                    <text:p text:style-name="P21"><text:user-field-get style:data-style-name="N0" text:name="py3o.index">0</text:user-field-get></text:p>
                    <text:p text:style-name="P6"><text:a xlink:type="simple" xlink:href="py3o://with=%22_=tqty.append(tqty[-1]+line.quantity)%22" text:style-name="Internet_20_link" text:visited-style-name="Visited_20_Internet_20_Link"><text:span text:style-name="T33">with="_=tqty.append(tqty[-1]+line.quantity)"</text:span></text:a></text:p>
                    <text:p text:style-name="P37"><text:a xlink:type="simple" xlink:href="py3o:///with" text:style-name="Internet_20_link" text:visited-style-name="Visited_20_Internet_20_Link"><text:span text:style-name="T31">/with</text:span></text:a></text:p>
                    <text:p text:style-name="P6"><text:a xlink:type="simple" xlink:href="py3o://with=%22_=tqty.pop(0)%22" text:style-name="Internet_20_link" text:visited-style-name="Visited_20_Internet_20_Link"><text:span text:style-name="T33">with="_=tqty.pop(0)"</text:span></text:a></text:p>
                    <text:p text:style-name="P41"><text:a xlink:type="simple" xlink:href="py3o:///with" text:style-name="Internet_20_link" text:visited-style-name="Visited_20_Internet_20_Link"><text:span text:style-name="T31">/with</text:span></text:a></text:p>
                    <text:p text:style-name="P4"><text:a xlink:type="simple" xlink:href="py3o://with=%22_=tamount.append(tamount[-1]+line.price_subtotal)%22" text:style-name="Internet_20_link" text:visited-style-name="Visited_20_Internet_20_Link"><text:span text:style-name="T34">with="_=tamount.append(tamount[-1]+line.price_subtotal)"</text:span></text:a></text:p>
                    <text:p text:style-name="P38"><text:a xlink:type="simple" xlink:href="py3o:///with" text:style-name="Internet_20_link" text:visited-style-name="Visited_20_Internet_20_Link"><text:span text:style-name="T31">/with</text:span></text:a></text:p>
                    <text:p text:style-name="P4"><text:a xlink:type="simple" xlink:href="py3o://with=%22_=tamount.pop(0)%22" text:style-name="Internet_20_link" text:visited-style-name="Visited_20_Internet_20_Link"><text:span text:style-name="T33">with="_=tamount.pop(0)"</text:span></text:a></text:p>
                    <text:p text:style-name="P42"><text:a xlink:type="simple" xlink:href="py3o:///with" text:style-name="Internet_20_link" text:visited-style-name="Visited_20_Internet_20_Link"><text:span text:style-name="T31">/with</text:span></text:a></text:p>
                    <text:p text:style-name="P61"/>
                  </table:table-cell>
                  <table:table-cell table:style-name="Table1.A1" office:value-type="string">
                    <text:p text:style-name="P28"><text:user-field-get text:name="py3o.line.product_id.default_code">line.product_id.default_code</text:user-field-get></text:p>
                  </table:table-cell>
                  <table:table-cell table:style-name="Table1.A1" office:value-type="string">
                    <text:p text:style-name="P29"><text:user-field-get text:name="py3o.line.product_id.name">line.product_id.name</text:user-field-get></text:p>
                  </table:table-cell>
                  <table:table-cell table:style-name="Table1.A1" office:value-type="string">
                    <text:p text:style-name="P28"><text:user-field-get text:name="py3o.line.product_id.barcode">line.product_id.barcode</text:user-field-get></text:p>
                  </table:table-cell>
                  <table:table-cell table:style-name="Table1.A1" office:value-type="string">
                    <text:p text:style-name="P30"><text:user-field-get text:name="py3o.line.product_id.x_hscode">line.product_id.x_hscode</text:user-field-get></text:p>
                  </table:table-cell>
                  <table:table-cell table:style-name="Table1.A1" office:value-type="string">
                    <text:p text:style-name="P32"><text:text-input text:description="py3o://function=&quot;o_format_lang(line.quantity, currency_obj=0, lang_code=lang)&quot;">[line.quantity]</text:text-input></text:p>
                  </table:table-cell>
                  <table:table-cell table:style-name="Table1.A1" office:value-type="string">
                    <text:p text:style-name="P31"><text:text-input text:description="py3o://function=&quot;o_format_lang(line.price_unit, currency_obj=0, lang_code=lang)&quot;">[line.price_unit]</text:text-input></text:p>
                  </table:table-cell>
                  <table:table-cell table:style-name="Table1.A1" office:value-type="string">
                    <text:p text:style-name="P76"><text:a xlink:type="simple" xlink:href="py3o://with=%22tax=line.price_subtotal%20*%20line.tax_ids.amount/100%22" text:style-name="Internet_20_link" text:visited-style-name="Visited_20_Internet_20_Link"><text:span text:style-name="T35">with="tax=line.price_subtotal * line.tax_ids.amount/100"</text:span></text:a></text:p>
                    <text:p text:style-name="P33"><text:text-input text:description="py3o://function=&quot;o_format_lang(tax, currency_obj=0, lang_code=lang)&quot;">[tax]</text:text-input></text:p>
                    <text:p text:style-name="P43"><text:a xlink:type="simple" xlink:href="py3o:///with" text:style-name="Internet_20_link" text:visited-style-name="Visited_20_Internet_20_Link"><text:span text:style-name="T26">/with</text:span></text:a></text:p>
                  </table:table-cell>
                  <table:table-cell table:style-name="Table1.A1" office:value-type="string">
                    <text:p text:style-name="P69"><text:text-input text:description="py3o://function=&quot;o_format_lang(line.price_subtotal, currency_obj=0, lang_code=lang)&quot;">[line.price_subtotal]</text:text-input></text:p>
                  </table:table-cell>
                  <table:table-cell table:style-name="Table1.A1" office:value-type="string">
                    <text:p text:style-name="P77"><text:a xlink:type="simple" xlink:href="py3o://with=%22price_subtotal_with_tax=line.price_subtotal%20*%20(line.tax_ids.amount%20+%20100)/100%22" text:style-name="Internet_20_link" text:visited-style-name="Visited_20_Internet_20_Link"><text:span text:style-name="T36">with="price_subtotal_with_tax=line.price_subtotal * (line.tax_ids.amount + 100)/100"</text:span></text:a></text:p>
                    <text:p text:style-name="P22"><text:text-input text:description="py3o://function=&quot;o_format_lang(price_subtotal_with_tax, currency_obj=0, lang_code=lang)&quot;">[price_subtotal_with_tax]</text:text-input></text:p>
                    <text:p text:style-name="P39"><text:a xlink:type="simple" xlink:href="py3o:///with" text:style-name="Internet_20_link" text:visited-style-name="Visited_20_Internet_20_Link"><text:span text:style-name="T29">/with</text:span></text:a></text:p>
                  </table:table-cell>
                </table:table-row>
                <table:table-row table:style-name="TableLine1523764961552">
                  <table:table-cell table:style-name="Table1.A1" table:number-columns-spanned="10" office:value-type="string">
                    <text:p text:style-name="P12"><text:a xlink:type="simple" xlink:href="py3o:///for" text:style-name="Internet_20_link" text:visited-style-name="Visited_20_Internet_20_Link"><text:span text:style-name="T37">/fo­r</text:span></text:a></text:p>
                  </table:table-cell>
                  <table:covered-table-cell/>
                  <table:covered-table-cell/>
                  <table:covered-table-cell/>
                  <table:covered-table-cell/>
                  <table:covered-table-cell/>
                  <table:covered-table-cell/>
                  <table:covered-table-cell/>
                  <table:covered-table-cell/>
                  <table:covered-table-cell/>
                </table:table-row>
                <table:table-row table:style-name="TableLine1523764961824">
                  <table:table-cell table:style-name="Table1.A1" office:value-type="string">
                    <text:p text:style-name="P15"/>
                  </table:table-cell>
                  <table:table-cell table:style-name="Table1.A1" office:value-type="string">
                    <text:p text:style-name="P15"/>
                  </table:table-cell>
                  <table:table-cell table:style-name="Table1.A1" table:number-columns-spanned="2" office:value-type="string">
                    <text:p text:style-name="P15"/>
                  </table:table-cell>
                  <table:covered-table-cell/>
                  <table:table-cell table:style-name="Table1.A1" office:value-type="string">
                    <text:p text:style-name="P23">Total</text:p>
                  </table:table-cell>
                  <table:table-cell table:style-name="Table1.A1" office:value-type="string">
                    <text:p text:style-name="P24"><text:user-field-get style:data-style-name="N10109" text:name="py3o.tqty">0.00</text:user-field-get></text:p>
                  </table:table-cell>
                  <table:table-cell table:style-name="Table1.A1" office:value-type="string">
                    <text:p text:style-name="P25"/>
                  </table:table-cell>
                  <table:table-cell table:style-name="Table1.A1" table:number-columns-spanned="3" office:value-type="string">
                    <text:p text:style-name="P25"/>
                  </table:table-cell>
                  <table:covered-table-cell/>
                  <table:covered-table-cell/>
                </table:table-row>
                <table:table-row table:style-name="Table1.9">
                  <table:table-cell table:style-name="Table1.A1" table:number-columns-spanned="10" office:value-type="string">
                    <table:table table:name="Table5" table:style-name="Table5">
                      <table:table-column table:style-name="Table5.A"/>
                      <table:table-column table:style-name="Table5.B"/>
                      <table:table-column table:style-name="Table5.C"/>
                      <table:table-column table:style-name="Table5.D"/>
                      <table:table-header-rows>
                        <table:table-row table:style-name="TableLine1523764967808">
                          <table:table-cell table:style-name="Table5.A1" office:value-type="string">
                            <text:p text:style-name="P11"/>
                          </table:table-cell>
                          <table:table-cell table:style-name="Table5.A1" office:value-type="string">
                            <text:p text:style-name="P11"/>
                          </table:table-cell>
                          <table:table-cell table:style-name="Table5.A1" office:value-type="string">
                            <text:p text:style-name="P52"/>
                          </table:table-cell>
                          <table:table-cell table:style-name="Table5.A1" office:value-type="string">
                            <text:p text:style-name="P11"/>
                          </table:table-cell>
                        </table:table-row>
                      </table:table-header-rows>
                      <table:table-row table:style-name="Table5.2">
                        <table:table-cell table:style-name="Table5.A1" table:number-rows-spanned="3" office:value-type="string">
                          <table:table table:name="Table16" table:style-name="Table16">
                            <table:table-column table:style-name="Table16.A"/>
                            <table:table-row table:style-name="Table16.1">
                              <table:table-cell table:style-name="Table16.A1" office:value-type="string">
                                <text:p text:style-name="P62">Note:</text:p>
                                <text:p text:style-name="P62"/>
                                <text:p text:style-name="P65">DO NOT DEDUCT TAX AT SOURCE FROM THIS INVOICE<text:line-break/>The invoice is in respect of goods imported by us on which we have paid income tax under section 50(5) and as such provisions of section 50(4) are not applicable to payments made, as per notification No. S.R.O.97(1)/2002 dated 12 February 2002.</text:p>
                              </table:table-cell>
                            </table:table-row>
                          </table:table>
                          <text:p text:style-name="P64"/>
                        </table:table-cell>
                        <table:table-cell table:style-name="Table5.A1" office:value-type="string">
                          <text:p text:style-name="Standard"/>
                        </table:table-cell>
                        <table:table-cell table:style-name="Table5.A1" office:value-type="string">
                          <text:p text:style-name="P27">Total Value Exlusive of Sales Tax</text:p>
                        </table:table-cell>
                        <table:table-cell table:style-name="Table5.A1" office:value-type="string">
                          <text:p text:style-name="P68"><text:text-input text:description="py3o://function=&quot;o_format_lang(obj.amount_untaxed, currency_obj=0, lang_code=lang)&quot;">[obj.amount_untaxed]</text:text-input></text:p>
                        </table:table-cell>
                      </table:table-row>
                      <table:table-row table:style-name="Table5.3">
                        <table:covered-table-cell/>
                        <table:table-cell table:style-name="Table5.A1" office:value-type="string">
                          <text:p text:style-name="P11"/>
                        </table:table-cell>
                        <table:table-cell table:style-name="Table5.C3" office:value-type="string">
                          <text:p text:style-name="P52"><text:span text:style-name="T18">Total Sales</text:span>Tax</text:p>
                        </table:table-cell>
                        <table:table-cell table:style-name="Table5.C3" office:value-type="string">
                          <text:p text:style-name="P78"><text:a xlink:type="simple" xlink:href="py3o://with=%22val=obj.amount_total%20-%20obj.amount_untaxed%22" text:style-name="Internet_20_link" text:visited-style-name="Visited_20_Internet_20_Link"><text:span text:style-name="T38">with="val=obj.amount_total - obj.amount_untaxed"</text:span></text:a></text:p>
                          <text:p text:style-name="P34"><text:text-input text:description="py3o://function=&quot;o_format_lang(val, currency_obj=0, lang_code=lang)&quot;">[py3o.val]</text:text-input></text:p>
                          <text:p text:style-name="P44"><text:a xlink:type="simple" xlink:href="py3o:///with" text:style-name="Internet_20_link" text:visited-style-name="Visited_20_Internet_20_Link"><text:span text:style-name="T26">/with</text:span></text:a></text:p>
                        </table:table-cell>
                      </table:table-row>
                      <table:table-row table:style-name="Table5.3">
                        <table:covered-table-cell/>
                        <table:table-cell table:style-name="Table5.A1" office:value-type="string">
                          <text:p text:style-name="P11"/>
                        </table:table-cell>
                        <table:table-cell table:style-name="Table5.A1" office:value-type="string">
                          <text:p text:style-name="P54">Total <text:span text:style-name="T16">Value Inclusive of Sales Tax</text:span></text:p>
                        </table:table-cell>
                        <table:table-cell table:style-name="Table5.A1" office:value-type="string">
                          <text:p text:style-name="P53"><text:text-input text:description="py3o://function=&quot;o_format_lang(obj.amount_total,currency_obj=0,lang_code=lang)&quot;">[obj.amount_total]</text:text-input></text:p>
                        </table:table-cell>
                      </table:table-row>
                      <table:table-row table:style-name="Table5.3">
                        <table:table-cell table:style-name="Table5.A1" office:value-type="string">
                          <table:table table:name="Table17" table:style-name="Table17">
                            <table:table-column table:style-name="Table17.A"/>
                            <table:table-row table:style-name="Table17.1">
                              <table:table-cell table:style-name="Table17.A1" office:value-type="string">
                                <text:p text:style-name="P66"><text:span text:style-name="T42">Remarks</text:span>:</text:p>
                                <text:p text:style-name="P67"><text:user-field-get text:name="py3o.obj.x_remarks">obj.x_remarks</text:user-field-get></text:p>
                              </table:table-cell>
                            </table:table-row>
                          </table:table>
                          <text:p text:style-name="P63"/>
                        </table:table-cell>
                        <table:table-cell table:style-name="Table5.A1" office:value-type="string">
                          <text:p text:style-name="P11"/>
                        </table:table-cell>
                        <table:table-cell table:style-name="Table5.A1" office:value-type="string">
                          <text:p text:style-name="P55">Amount Received</text:p>
                        </table:table-cell>
                        <table:table-cell table:style-name="Table5.A1" office:value-type="string">
                          <text:p text:style-name="P79"><text:a xlink:type="simple" xlink:href="py3o://with=%22valpayment=obj.amount_total%20-%20obj.amount_residual_signed%22" text:style-name="Internet_20_link" text:visited-style-name="Visited_20_Internet_20_Link"><text:span text:style-name="T39">with="valpayment=obj.amount_total - obj.amount_residual_signed"</text:span></text:a></text:p>
                          <text:p text:style-name="P35"><text:text-input text:description="py3o://function=&quot;o_format_lang(valpayment, currency_obj=0, lang_code=lang)&quot;">[py3o.valpayment]</text:text-input></text:p>
                          <text:p text:style-name="P45"><text:a xlink:type="simple" xlink:href="py3o:///with" text:style-name="Internet_20_link" text:visited-style-name="Visited_20_Internet_20_Link"><text:span text:style-name="T26">/with</text:span></text:a></text:p>
                        </table:table-cell>
                      </table:table-row>
                      <table:table-row table:style-name="Table5.3">
                        <table:table-cell table:style-name="Table5.A1" office:value-type="string">
                          <text:p text:style-name="P11"/>
                        </table:table-cell>
                        <table:table-cell table:style-name="Table5.A1" office:value-type="string">
                          <text:p text:style-name="P11"/>
                        </table:table-cell>
                        <table:table-cell table:style-name="Table5.C6" office:value-type="string">
                          <text:p text:style-name="P55">Balance Payable</text:p>
                        </table:table-cell>
                        <table:table-cell table:style-name="Table5.C6" office:value-type="string">
                          <text:p text:style-name="P53"><text:text-input text:description="py3o://function=&quot;o_format_lang(obj.amount_residual_signed, currency_obj=0, lang_code=lang)&quot;">[obj.amount_residual_signed]</text:text-input></text:p>
                        </table:table-cell>
                      </table:table-row>
                    </table:table>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Line1523764962912">
                  <table:table-cell table:style-name="Table1.A1" table:number-columns-spanned="10" office:value-type="string">
                    <text:p text:style-name="P7"><text:a xlink:type="simple" xlink:href="py3o:///with" text:style-name="Internet_20_link" text:visited-style-name="Visited_20_Internet_20_Link"><text:span text:style-name="T26">/with</text:span></text:a></text:p>
                  </table:table-cell>
                  <table:covered-table-cell/>
                  <table:covered-table-cell/>
                  <table:covered-table-cell/>
                  <table:covered-table-cell/>
                  <table:covered-table-cell/>
                  <table:covered-table-cell/>
                  <table:covered-table-cell/>
                  <table:covered-table-cell/>
                  <table:covered-table-cell/>
                </table:table-row>
                <table:table-row table:style-name="TableLine1523764971616">
                  <table:table-cell table:style-name="Table1.A1" table:number-columns-spanned="10" office:value-type="string">
                    <text:p text:style-name="P13"><text:a xlink:type="simple" xlink:href="py3o:///with" text:style-name="Internet_20_link" text:visited-style-name="Visited_20_Internet_20_Link"><text:span text:style-name="T40">/with</text:span></text:a></text:p>
                  </table:table-cell>
                  <table:covered-table-cell/>
                  <table:covered-table-cell/>
                  <table:covered-table-cell/>
                  <table:covered-table-cell/>
                  <table:covered-table-cell/>
                  <table:covered-table-cell/>
                  <table:covered-table-cell/>
                  <table:covered-table-cell/>
                  <table:covered-table-cell/>
                </table:table-row>
                <table:table-row table:style-name="TableLine1523764963184">
                  <table:table-cell table:style-name="Table1.A1" table:number-columns-spanned="10" office:value-type="string">
                    <text:p text:style-name="P14"><text:a xlink:type="simple" xlink:href="py3o:///with" text:style-name="Internet_20_link" text:visited-style-name="Visited_20_Internet_20_Link"><text:span text:style-name="T40">/with</text:span></text:a></text:p>
                  </table:table-cell>
                  <table:covered-table-cell/>
                  <table:covered-table-cell/>
                  <table:covered-table-cell/>
                  <table:covered-table-cell/>
                  <table:covered-table-cell/>
                  <table:covered-table-cell/>
                  <table:covered-table-cell/>
                  <table:covered-table-cell/>
                  <table:covered-table-cell/>
                </table:table-row>
              </table:table>
              <text:p text:style-name="P57"/>
            </table:table-cell>
          </table:table-row>
        </table:table-header-rows>
      </table:table>
      <text:p text:style-name="P93"><text:soft-page-break/></text:p>
      <text:p text:style-name="P93"/>
      <text:p text:style-name="P93"/>
      <text:p text:style-name="P93"/>
      <table:table table:name="Table14" table:style-name="Table14">
        <table:table-column table:style-name="Table14.A" table:number-columns-repeated="3"/>
        <table:table-column table:style-name="Table14.D"/>
        <table:table-row table:style-name="TableLine1523764974336">
          <table:table-cell table:style-name="Table14.A1" office:value-type="string">
            <table:table table:name="Table18" table:style-name="Table18">
              <table:table-column table:style-name="Table18.A"/>
              <table:table-row table:style-name="TableLine1523764957744">
                <table:table-cell table:style-name="Table18.A1" office:value-type="string">
                  <text:p text:style-name="P72"><text:user-field-get text:name="py3o.obj.create_uid.initials">obj.create_uid.initials</text:user-field-get></text:p>
                </table:table-cell>
              </table:table-row>
              <table:table-row table:style-name="TableLine1523764961280">
                <table:table-cell table:style-name="Table18.A2" office:value-type="string">
                  <text:p text:style-name="P75">Prepared By</text:p>
                </table:table-cell>
              </table:table-row>
            </table:table>
          </table:table-cell>
          <table:table-cell table:style-name="Table14.A1" office:value-type="string">
            <table:table table:name="Table19" table:style-name="Table19">
              <table:table-column table:style-name="Table19.A"/>
              <table:table-row table:style-name="TableLine1523764959104">
                <table:table-cell table:style-name="Table19.A1" office:value-type="string">
                  <text:p text:style-name="P73"><text:user-field-get text:name="py3o.obj.confirm_uid.initials">obj.confirm_uid.initials</text:user-field-get></text:p>
                </table:table-cell>
              </table:table-row>
              <table:table-row table:style-name="TableLine1523764981952">
                <table:table-cell table:style-name="Table19.A2" office:value-type="string">
                  <text:p text:style-name="P71"><text:span text:style-name="T43">Authorized</text:span><text:span text:style-name="T17"> By</text:span></text:p>
                </table:table-cell>
              </table:table-row>
            </table:table>
            <text:p text:style-name="P70"/>
          </table:table-cell>
          <table:table-cell table:style-name="Table14.A1" office:value-type="string">
            <table:table table:name="Table20" table:style-name="Table20">
              <table:table-column table:style-name="Table20.A"/>
              <table:table-row table:style-name="TableLine1523764984944">
                <table:table-cell table:style-name="Table20.A1" office:value-type="string">
                  <text:p text:style-name="P72"><text:user-field-get text:name="py3o.obj.confirm_uid.initials">obj.confirm_uid.initials</text:user-field-get></text:p>
                </table:table-cell>
              </table:table-row>
              <table:table-row table:style-name="TableLine1523764979504">
                <table:table-cell table:style-name="Table20.A2" office:value-type="string">
                  <text:p text:style-name="P74"><text:span text:style-name="T41">Confirmed </text:span>By</text:p>
                </table:table-cell>
              </table:table-row>
            </table:table>
            <text:p text:style-name="P70"/>
          </table:table-cell>
          <table:table-cell table:style-name="Table14.A1" office:value-type="string">
            <table:table table:name="Table21" table:style-name="Table21">
              <table:table-column table:style-name="Table21.A"/>
              <table:table-row table:style-name="TableLine1523764989296">
                <table:table-cell table:style-name="Table21.A1" office:value-type="string">
                  <text:p text:style-name="P72"/>
                </table:table-cell>
              </table:table-row>
              <table:table-row table:style-name="TableLine1523764980320">
                <table:table-cell table:style-name="Table21.A2" office:value-type="string">
                  <text:p text:style-name="P74">Received By</text:p>
                </table:table-cell>
              </table:table-row>
            </table:table>
            <text:p text:style-name="P70"/>
          </table:table-cell>
        </table:table-row>
      </table:table>
      <text:p text:style-name="P8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neva" svg:font-family="Genev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style: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0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paragraph-properties fo:text-align="start" style:justify-single-word="false" style:shadow="none">
        <style:tab-stops/>
      </style:paragraph-properties>
      <style:text-properties style:font-name="Arial" fo:font-family="Arial" style:font-style-name="Normal" style:font-family-generic="swiss" style:font-pitch="variable" fo:font-size="4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Duplicata" style:family="paragraph" style:parent-style-name="Standard" style:master-page-name="">
      <loext:graphic-properties draw:fill-image-width="0in" draw:fill-image-height="0in"/>
      <style:paragraph-properties fo:text-align="end" style:justify-single-word="false" style:page-number="auto" style:shadow="none">
        <style:tab-stops/>
      </style:paragraph-properties>
      <style:text-properties style:font-name="Arial1" fo:font-family="Arial" style:font-style-name="Gras" style:font-family-generic="swiss" style:font-pitch="variable" fo:font-size="14pt" fo:font-weight="bold" officeooo:rsid="00af4830" fo:background-color="#ffcc99" style:font-size-asian="10.5pt"/>
    </style:style>
    <style:style style:name="Table_20_Main_20_Content_20_Small_20_Left" style:display-name="Table Main Content Small Left" style:family="paragraph" style:parent-style-name="Table_20_Main_20_Content_20_Left">
      <style:text-properties fo:font-size="7pt" style:font-size-asian="10.5pt"/>
    </style:style>
    <style:style style:name="Table" style:family="paragraph" style:parent-style-name="Caption" style:class="extra"/>
    <style:style style:name="Drawing" style:family="paragraph" style:parent-style-name="Caption"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number:number-style style:name="N10109" number:language="fr" number:country="FR">
      <number:number number:decimal-places="0" number:min-decimal-places="0" number:min-integer-digits="3">
        <number:embedded-text number:position="2">.</number:embedded-text>
      </number:number>
    </number:number-style>
    <number:number-style style:name="N10110" number:language="fr" number:country="FR">
      <number:number number:decimal-places="0" number:min-decimal-places="0" number:min-integer-digits="5">
        <number:embedded-text number:position="2">.</number:embedded-text>
      </number:number>
    </number:number-style>
    <number:number-style style:name="N10111" number:language="fr" number:country="FR">
      <number:number number:decimal-places="0" number:min-decimal-places="0" number:min-integer-digits="2">
        <number:embedded-text number:position="2">.</number:embedded-text>
      </number:number>
    </number:number-style>
    <number:currency-style style:name="N20108P0" style:volatile="true" number:language="ltg" number:country="LV">
      <number:currency-symbol number:language="ltg" number:country="LV">€</number:currency-symbol>
      <number:text> </number:text>
      <number:number number:decimal-places="2" number:min-decimal-places="2" number:min-integer-digits="1" number:grouping="true"/>
    </number:currency-style>
    <number:currency-style style:name="N20108" number:language="ltg" number:country="LV">
      <style:text-properties fo:color="#ff0000"/>
      <number:currency-symbol number:language="ltg" number:country="LV">€</number:currency-symbol>
      <number:text> -</number:text>
      <number:number number:decimal-places="2" number:min-decimal-places="2" number:min-integer-digits="1" number:grouping="true"/>
      <style:map style:condition="value()&gt;=0" style:apply-style-name="N20108P0"/>
    </number:currency-style>
    <style:default-page-layout>
      <style:page-layout-properties style:writing-mode="lr-tb" style:layout-grid-standard-mode="true"/>
    </style:default-page-layout>
  </office:styles>
  <office:automatic-styles>
    <style:style style:name="MP1" style:family="paragraph" style:parent-style-name="Standard">
      <style:text-properties fo:font-size="4pt" officeooo:paragraph-rsid="0007d180" style:font-size-asian="3.5pt" style:font-size-complex="4pt"/>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62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office:automatic-styles>
  <office:master-styles>
    <style:master-page style:name="Standard" style:page-layout-name="Mpm1">
      <style:header>
        <text:p text:style-name="MP1"/>
      </style:header>
      <style:footer>
        <text:p text:style-name="Footer">Page <text:page-number text:select-page="current">3</text:page-number><text:s/>/ <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12-12T23:20:40.667682566</meta:creation-date>
    <dc:date>2022-10-10T09:54:50.610000000</dc:date>
    <meta:editing-duration>P2DT17H51M49S</meta:editing-duration>
    <meta:editing-cycles>544</meta:editing-cycles>
    <meta:generator>LibreOffice/7.0.4.2$Windows_X86_64 LibreOffice_project/dcf040e67528d9187c66b2379df5ea4407429775</meta:generator>
    <meta:document-statistic meta:table-count="21" meta:image-count="0" meta:object-count="0" meta:page-count="3" meta:paragraph-count="124" meta:word-count="312" meta:character-count="2586" meta:non-whitespace-character-count="2416"/>
  </office:meta>
</office:document-meta>
</file>